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4.96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1.96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boolean-style style:name="N99">
      <number:boolean/>
    </number:boolean-style>
    <style:style style:name="ce1" style:family="table-cell" style:parent-style-name="Default">
      <style:table-cell-properties fo:background-color="#ff33ff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33ff99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fff00"/>
    </style:style>
    <style:style style:name="ce8" style:family="table-cell" style:parent-style-name="Default">
      <style:table-cell-properties fo:background-color="#ff33ff"/>
    </style:style>
    <style:style style:name="ce9" style:family="table-cell" style:parent-style-name="Default">
      <style:table-cell-properties fo:background-color="#ffff66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 style:data-style-name="N11"/>
    <style:style style:name="ce12" style:family="table-cell" style:parent-style-name="Default" style:data-style-name="N4">
      <style:table-cell-properties fo:background-color="#ffff00"/>
    </style:style>
    <style:style style:name="ce13" style:family="table-cell" style:parent-style-name="Default" style:data-style-name="N122"/>
    <style:style style:name="ce14" style:family="table-cell" style:parent-style-name="Default" style:data-style-name="N99"/>
    <style:style style:name="ce15" style:family="table-cell" style:parent-style-name="Default" style:data-style-name="N4"/>
    <style:style style:name="ce16" style:family="table-cell" style:parent-style-name="Default" style:data-style-name="N4">
      <style:text-properties fo:font-weight="bold" style:font-weight-asian="bold" style:font-weight-complex="bold"/>
    </style:style>
    <style:style style:name="ce17" style:family="table-cell" style:parent-style-name="Default" style:data-style-name="N122">
      <style:text-properties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9" style:family="table-cell" style:parent-style-name="Default" style:data-style-name="N123"/>
    <style:style style:name="ce20" style:family="table-cell" style:parent-style-name="Default" style:data-style-name="N123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14" table:default-cell-style-name="Default"/>
        <table:table-row table:style-name="ro1" table:number-rows-repeated="3">
          <table:table-cell table:number-columns-repeated="15"/>
        </table:table-row>
        <table:table-row table:style-name="ro1">
          <table:table-cell table:style-name="ce1" office:value-type="string" calcext:value-type="string">
            <text:p>chargdell</text:p>
          </table:table-cell>
          <table:table-cell table:style-name="ce8" table:number-columns-repeated="7"/>
          <table:table-cell table:number-columns-repeated="7"/>
        </table:table-row>
        <table:table-row table:style-name="ro1">
          <table:table-cell table:style-name="ce2" office:value-type="float" office:value="97.973" calcext:value-type="float">
            <text:p>97.973</text:p>
          </table:table-cell>
          <table:table-cell office:value-type="float" office:value="102.1" calcext:value-type="float">
            <text:p>102.1</text:p>
          </table:table-cell>
          <table:table-cell office:value-type="string" calcext:value-type="string">
            <text:p>chargdell/results_cores4_gcc_grid32_nb100_steps100_seed0_run0_pic_barsamian_single.txt</text:p>
          </table:table-cell>
          <table:table-cell table:number-columns-repeated="6"/>
          <table:table-cell table:style-name="ce14"/>
          <table:table-cell table:number-columns-repeated="5"/>
        </table:table-row>
        <table:table-row table:style-name="ro1">
          <table:table-cell table:style-name="ce2" office:value-type="float" office:value="88.701" calcext:value-type="float">
            <text:p>88.701</text:p>
          </table:table-cell>
          <table:table-cell office:value-type="float" office:value="112.7" calcext:value-type="float">
            <text:p>112.7</text:p>
          </table:table-cell>
          <table:table-cell office:value-type="string" calcext:value-type="string">
            <text:p>chargdell/results_cores4_gcc_grid32_nb100_steps100_seed0_run0_pic_optimized_single.txt</text:p>
          </table:table-cell>
          <table:table-cell table:number-columns-repeated="6"/>
          <table:table-cell table:style-name="ce14"/>
          <table:table-cell table:number-columns-repeated="5"/>
        </table:table-row>
        <table:table-row table:style-name="ro1">
          <table:table-cell table:style-name="ce2" office:value-type="float" office:value="96.257" calcext:value-type="float">
            <text:p>96.257</text:p>
          </table:table-cell>
          <table:table-cell office:value-type="float" office:value="103.9" calcext:value-type="float">
            <text:p>103.9</text:p>
          </table:table-cell>
          <table:table-cell office:value-type="string" calcext:value-type="string">
            <text:p>chargdell/results_cores4_gcc_grid32_nb100_steps100_seed1_run1_pic_barsamian_single.txt</text:p>
          </table:table-cell>
          <table:table-cell table:number-columns-repeated="6"/>
          <table:table-cell table:style-name="ce14"/>
          <table:table-cell table:number-columns-repeated="5"/>
        </table:table-row>
        <table:table-row table:style-name="ro1">
          <table:table-cell table:style-name="ce2" office:value-type="float" office:value="86.034" calcext:value-type="float">
            <text:p>86.034</text:p>
          </table:table-cell>
          <table:table-cell office:value-type="float" office:value="116.2" calcext:value-type="float">
            <text:p>116.2</text:p>
          </table:table-cell>
          <table:table-cell office:value-type="string" calcext:value-type="string">
            <text:p>chargdell/results_cores4_gcc_grid32_nb100_steps100_seed1_run1_pic_optimized_single.txt</text:p>
          </table:table-cell>
          <table:table-cell table:number-columns-repeated="12"/>
        </table:table-row>
        <table:table-row table:style-name="ro1">
          <table:table-cell table:style-name="ce2" office:value-type="float" office:value="95.632" calcext:value-type="float">
            <text:p>95.632</text:p>
          </table:table-cell>
          <table:table-cell office:value-type="float" office:value="104.6" calcext:value-type="float">
            <text:p>104.6</text:p>
          </table:table-cell>
          <table:table-cell office:value-type="string" calcext:value-type="string">
            <text:p>chargdell/results_cores4_gcc_grid32_nb100_steps100_seed2_run2_pic_barsamian_single.txt</text:p>
          </table:table-cell>
          <table:table-cell table:number-columns-repeated="12"/>
        </table:table-row>
        <table:table-row table:style-name="ro1">
          <table:table-cell table:style-name="ce2" office:value-type="float" office:value="86.66" calcext:value-type="float">
            <text:p>86.66</text:p>
          </table:table-cell>
          <table:table-cell office:value-type="float" office:value="115.4" calcext:value-type="float">
            <text:p>115.4</text:p>
          </table:table-cell>
          <table:table-cell office:value-type="string" calcext:value-type="string">
            <text:p>chargdell/results_cores4_gcc_grid32_nb100_steps100_seed2_run2_pic_optimized_single.txt</text:p>
          </table:table-cell>
          <table:table-cell table:number-columns-repeated="12"/>
        </table:table-row>
        <table:table-row table:style-name="ro1">
          <table:table-cell table:style-name="ce2"/>
          <table:table-cell table:style-name="ce5" office:value-type="string" calcext:value-type="string">
            <text:p>AVERAGE</text:p>
          </table:table-cell>
          <table:table-cell table:style-name="ce5" office:value-type="string" calcext:value-type="string">
            <text:p>STDEV</text:p>
          </table:table-cell>
          <table:table-cell table:number-columns-repeated="12"/>
        </table:table-row>
        <table:table-row table:style-name="ro1">
          <table:table-cell table:style-name="ce2" office:value-type="string" calcext:value-type="string">
            <text:p>barsamian</text:p>
          </table:table-cell>
          <table:table-cell table:style-name="ce9" table:formula="of:=AVERAGE([Sheet1.$A5];[Sheet1.$A7];[Sheet1.$A9])" office:value-type="float" office:value="96.6206666666667" calcext:value-type="float">
            <text:p>96.6206666667</text:p>
          </table:table-cell>
          <table:table-cell table:formula="of:=STDEV([Sheet1.$A5];[Sheet1.$A7];[Sheet1.$A9])" office:value-type="float" office:value="1.21213049352507" calcext:value-type="float">
            <text:p>1.2121304935</text:p>
          </table:table-cell>
          <table:table-cell table:number-columns-repeated="12"/>
        </table:table-row>
        <table:table-row table:style-name="ro1">
          <table:table-cell table:style-name="ce2" office:value-type="string" calcext:value-type="string">
            <text:p>ours</text:p>
          </table:table-cell>
          <table:table-cell table:style-name="ce9" table:formula="of:=AVERAGE([Sheet1.$A6];[Sheet1.$A8];[Sheet1.$A10])" office:value-type="float" office:value="87.1316666666667" calcext:value-type="float">
            <text:p>87.1316666667</text:p>
          </table:table-cell>
          <table:table-cell table:formula="of:=STDEV([Sheet1.$A6];[Sheet1.$A8];[Sheet1.$A10])" office:value-type="float" office:value="1.39465921763466" calcext:value-type="float">
            <text:p>1.3946592176</text:p>
          </table:table-cell>
          <table:table-cell table:number-columns-repeated="12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style-name="ce1" office:value-type="string" calcext:value-type="string">
            <text:p>Chargdell 64</text:p>
          </table:table-cell>
          <table:table-cell table:style-name="ce8" table:number-columns-repeated="3"/>
          <table:table-cell table:number-columns-repeated="11"/>
        </table:table-row>
        <table:table-row table:style-name="ro1">
          <table:table-cell office:value-type="float" office:value="372.06" calcext:value-type="float">
            <text:p>372.06</text:p>
          </table:table-cell>
          <table:table-cell office:value-type="float" office:value="53.8" calcext:value-type="float">
            <text:p>53.8</text:p>
          </table:table-cell>
          <table:table-cell office:value-type="string" calcext:value-type="string">
            <text:p>chargdell/results_cores4_gcc_grid64_nb200_steps100_seed0_run0_pic_barsamian_single.txt</text:p>
          </table:table-cell>
          <table:table-cell table:number-columns-repeated="12"/>
        </table:table-row>
        <table:table-row table:style-name="ro1">
          <table:table-cell office:value-type="float" office:value="366.145" calcext:value-type="float">
            <text:p>366.145</text:p>
          </table:table-cell>
          <table:table-cell office:value-type="float" office:value="54.6" calcext:value-type="float">
            <text:p>54.6</text:p>
          </table:table-cell>
          <table:table-cell office:value-type="string" calcext:value-type="string">
            <text:p>chargdell/results_cores4_gcc_grid64_nb200_steps100_seed0_run0_pic_optimized_single.txt</text:p>
          </table:table-cell>
          <table:table-cell table:number-columns-repeated="12"/>
        </table:table-row>
        <table:table-row table:style-name="ro1" table:number-rows-repeated="4">
          <table:table-cell table:number-columns-repeated="15"/>
        </table:table-row>
        <table:table-row table:style-name="ro1">
          <table:table-cell table:style-name="ce2"/>
          <table:table-cell table:style-name="ce5" office:value-type="string" calcext:value-type="string">
            <text:p>AVERAGE</text:p>
          </table:table-cell>
          <table:table-cell table:style-name="ce5" office:value-type="string" calcext:value-type="string">
            <text:p>STDEV</text:p>
          </table:table-cell>
          <table:table-cell table:number-columns-repeated="12"/>
        </table:table-row>
        <table:table-row table:style-name="ro1">
          <table:table-cell table:style-name="ce2" office:value-type="string" calcext:value-type="string">
            <text:p>barsamian</text:p>
          </table:table-cell>
          <table:table-cell table:style-name="ce9" table:formula="of:=AVERAGE([Sheet1.$A17];[Sheet1.$A19];[Sheet1.$A21])" office:value-type="float" office:value="372.06" calcext:value-type="float">
            <text:p>372.06</text:p>
          </table:table-cell>
          <table:table-cell table:formula="of:=STDEV([Sheet1.$A17];[Sheet1.$A19];[Sheet1.$A21])" office:value-type="string" office:string-value="" calcext:value-type="error">
            <text:p>#DIV/0!</text:p>
          </table:table-cell>
          <table:table-cell table:number-columns-repeated="12"/>
        </table:table-row>
        <table:table-row table:style-name="ro1">
          <table:table-cell table:style-name="ce2" office:value-type="string" calcext:value-type="string">
            <text:p>ours</text:p>
          </table:table-cell>
          <table:table-cell table:style-name="ce9" table:formula="of:=AVERAGE([Sheet1.$A18];[Sheet1.$A20];[Sheet1.$A22])" office:value-type="float" office:value="366.145" calcext:value-type="float">
            <text:p>366.145</text:p>
          </table:table-cell>
          <table:table-cell table:formula="of:=STDEV([Sheet1.$A18];[Sheet1.$A20];[Sheet1.$A22])" office:value-type="string" office:string-value="" calcext:value-type="error">
            <text:p>#DIV/0!</text:p>
          </table:table-cell>
          <table:table-cell table:number-columns-repeated="12"/>
        </table:table-row>
        <table:table-row table:style-name="ro1" table:number-rows-repeated="2">
          <table:table-cell table:style-name="ce2"/>
          <table:table-cell table:number-columns-repeated="14"/>
        </table:table-row>
        <table:table-row table:style-name="ro1">
          <table:table-cell table:style-name="ce1" office:value-type="string" calcext:value-type="string">
            <text:p>chargdell 500steps</text:p>
          </table:table-cell>
          <table:table-cell table:style-name="ce8" table:number-columns-repeated="7"/>
          <table:table-cell table:number-columns-repeated="7"/>
        </table:table-row>
        <table:table-row table:style-name="ro1">
          <table:table-cell office:value-type="float" office:value="449.766" calcext:value-type="float">
            <text:p>449.766</text:p>
          </table:table-cell>
          <table:table-cell office:value-type="float" office:value="111.2" calcext:value-type="float">
            <text:p>111.2</text:p>
          </table:table-cell>
          <table:table-cell office:value-type="string" calcext:value-type="string">
            <text:p>chargdell/results_cores4_gcc_grid32_nb100_steps500_seed0_run0_pic_barsamian_single.txt</text:p>
          </table:table-cell>
          <table:table-cell table:number-columns-repeated="6"/>
          <table:table-cell table:style-name="ce14"/>
          <table:table-cell table:number-columns-repeated="5"/>
        </table:table-row>
        <table:table-row table:style-name="ro1">
          <table:table-cell office:value-type="float" office:value="405.633" calcext:value-type="float">
            <text:p>405.633</text:p>
          </table:table-cell>
          <table:table-cell office:value-type="float" office:value="123.3" calcext:value-type="float">
            <text:p>123.3</text:p>
          </table:table-cell>
          <table:table-cell office:value-type="string" calcext:value-type="string">
            <text:p>chargdell/results_cores4_gcc_grid32_nb100_steps500_seed0_run0_pic_optimized_single.txt</text:p>
          </table:table-cell>
          <table:table-cell table:number-columns-repeated="6"/>
          <table:table-cell table:style-name="ce14"/>
          <table:table-cell table:number-columns-repeated="5"/>
        </table:table-row>
        <table:table-row table:style-name="ro1">
          <table:table-cell office:value-type="float" office:value="462.5" calcext:value-type="float">
            <text:p>462.5</text:p>
          </table:table-cell>
          <table:table-cell office:value-type="float" office:value="108.1" calcext:value-type="float">
            <text:p>108.1</text:p>
          </table:table-cell>
          <table:table-cell office:value-type="string" calcext:value-type="string">
            <text:p>chargdell/results_cores4_gcc_grid32_nb100_steps500_seed1_run1_pic_barsamian_single.txt</text:p>
          </table:table-cell>
          <table:table-cell table:number-columns-repeated="6"/>
          <table:table-cell table:style-name="ce14"/>
          <table:table-cell table:number-columns-repeated="5"/>
        </table:table-row>
        <table:table-row table:style-name="ro1">
          <table:table-cell office:value-type="float" office:value="433.702" calcext:value-type="float">
            <text:p>433.702</text:p>
          </table:table-cell>
          <table:table-cell office:value-type="float" office:value="115.3" calcext:value-type="float">
            <text:p>115.3</text:p>
          </table:table-cell>
          <table:table-cell office:value-type="string" calcext:value-type="string">
            <text:p>chargdell/results_cores4_gcc_grid32_nb100_steps500_seed1_run1_pic_optimized_single.txt</text:p>
          </table:table-cell>
          <table:table-cell table:number-columns-repeated="12"/>
        </table:table-row>
        <table:table-row table:style-name="ro1">
          <table:table-cell office:value-type="float" office:value="458.69" calcext:value-type="float">
            <text:p>458.69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chargdell/results_cores4_gcc_grid32_nb100_steps500_seed2_run2_pic_barsamian_single.txt</text:p>
          </table:table-cell>
          <table:table-cell table:number-columns-repeated="12"/>
        </table:table-row>
        <table:table-row table:style-name="ro1">
          <table:table-cell office:value-type="float" office:value="414.209" calcext:value-type="float">
            <text:p>414.209</text:p>
          </table:table-cell>
          <table:table-cell office:value-type="float" office:value="120.7" calcext:value-type="float">
            <text:p>120.7</text:p>
          </table:table-cell>
          <table:table-cell office:value-type="string" calcext:value-type="string">
            <text:p>chargdell/results_cores4_gcc_grid32_nb100_steps500_seed2_run2_pic_optimized_single.txt</text:p>
          </table:table-cell>
          <table:table-cell table:number-columns-repeated="12"/>
        </table:table-row>
        <table:table-row table:style-name="ro1">
          <table:table-cell table:style-name="ce2"/>
          <table:table-cell table:style-name="ce5" office:value-type="string" calcext:value-type="string">
            <text:p>AVERAGE</text:p>
          </table:table-cell>
          <table:table-cell table:style-name="ce5" office:value-type="string" calcext:value-type="string">
            <text:p>STDEV</text:p>
          </table:table-cell>
          <table:table-cell table:number-columns-repeated="12"/>
        </table:table-row>
        <table:table-row table:style-name="ro1">
          <table:table-cell table:style-name="ce2" office:value-type="string" calcext:value-type="string">
            <text:p>barsamian</text:p>
          </table:table-cell>
          <table:table-cell table:style-name="ce9" table:formula="of:=AVERAGE([Sheet1.$A29];[Sheet1.$A31];[Sheet1.$A33])" office:value-type="float" office:value="456.985333333333" calcext:value-type="float">
            <text:p>456.9853333333</text:p>
          </table:table-cell>
          <table:table-cell table:formula="of:=STDEV([Sheet1.$A29];[Sheet1.$A31];[Sheet1.$A33])" office:value-type="float" office:value="6.53590891409398" calcext:value-type="float">
            <text:p>6.5359089141</text:p>
          </table:table-cell>
          <table:table-cell table:number-columns-repeated="12"/>
        </table:table-row>
        <table:table-row table:style-name="ro1">
          <table:table-cell table:style-name="ce2" office:value-type="string" calcext:value-type="string">
            <text:p>ours</text:p>
          </table:table-cell>
          <table:table-cell table:style-name="ce9" table:formula="of:=AVERAGE([Sheet1.$A30];[Sheet1.$A32];[Sheet1.$A34])" office:value-type="float" office:value="417.848" calcext:value-type="float">
            <text:p>417.848</text:p>
          </table:table-cell>
          <table:table-cell table:formula="of:=STDEV([Sheet1.$A30];[Sheet1.$A32];[Sheet1.$A34])" office:value-type="float" office:value="14.3839817505446" calcext:value-type="float">
            <text:p>14.3839817505</text:p>
          </table:table-cell>
          <table:table-cell table:number-columns-repeated="12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style-name="ce1" office:value-type="string" calcext:value-type="string">
            <text:p>teraram</text:p>
          </table:table-cell>
          <table:table-cell table:style-name="ce8" table:number-columns-repeated="7"/>
          <table:table-cell table:number-columns-repeated="7"/>
        </table:table-row>
        <table:table-row table:style-name="ro1">
          <table:table-cell table:style-name="ce2" office:value-type="float" office:value="91.489" calcext:value-type="float">
            <text:p>91.489</text:p>
          </table:table-cell>
          <table:table-cell office:value-type="float" office:value="109.3" calcext:value-type="float">
            <text:p>109.3</text:p>
          </table:table-cell>
          <table:table-cell office:value-type="string" calcext:value-type="string">
            <text:p>teraram/results_cores10_gcc_grid32_nb100_steps100_seed0_run0_pic_barsamian_single.txt</text:p>
          </table:table-cell>
          <table:table-cell table:number-columns-repeated="12"/>
        </table:table-row>
        <table:table-row table:style-name="ro1">
          <table:table-cell table:style-name="ce2" office:value-type="float" office:value="78.629" calcext:value-type="float">
            <text:p>78.629</text:p>
          </table:table-cell>
          <table:table-cell office:value-type="float" office:value="127.2" calcext:value-type="float">
            <text:p>127.2</text:p>
          </table:table-cell>
          <table:table-cell office:value-type="string" calcext:value-type="string">
            <text:p>teraram/results_cores10_gcc_grid32_nb100_steps100_seed0_run0_pic_optimized_single.txt</text:p>
          </table:table-cell>
          <table:table-cell table:number-columns-repeated="12"/>
        </table:table-row>
        <table:table-row table:style-name="ro1" table:number-rows-repeated="3">
          <table:table-cell table:style-name="ce2"/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/>
          <table:table-cell table:style-name="ce5" office:value-type="string" calcext:value-type="string">
            <text:p>AVERAGE</text:p>
          </table:table-cell>
          <table:table-cell table:style-name="ce5" office:value-type="string" calcext:value-type="string">
            <text:p>STDEV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arsamian</text:p>
          </table:table-cell>
          <table:table-cell table:style-name="ce7" table:formula="of:=AVERAGE([Sheet1.$A41];[Sheet1.$A43];[Sheet1.$A45])" office:value-type="float" office:value="91.489" calcext:value-type="float">
            <text:p>91.489</text:p>
          </table:table-cell>
          <table:table-cell table:formula="of:=STDEV([Sheet1.$A41];[Sheet1.$A43];[Sheet1.$A45])" office:value-type="string" office:string-value="" calcext:value-type="error">
            <text:p>#DIV/0!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urs</text:p>
          </table:table-cell>
          <table:table-cell table:style-name="ce7" table:formula="of:=AVERAGE([Sheet1.$A42];[Sheet1.$A44];[Sheet1.$A46])" office:value-type="float" office:value="78.629" calcext:value-type="float">
            <text:p>78.629</text:p>
          </table:table-cell>
          <table:table-cell table:formula="of:=STDEV([Sheet1.$A42];[Sheet1.$A44];[Sheet1.$A46])" office:value-type="string" office:string-value="" calcext:value-type="error">
            <text:p>#DIV/0!</text:p>
          </table:table-cell>
          <table:table-cell table:number-columns-repeated="12"/>
        </table:table-row>
        <table:table-row table:style-name="ro1">
          <table:table-cell table:number-columns-repeated="15"/>
        </table:table-row>
        <table:table-row table:style-name="ro1">
          <table:table-cell table:style-name="ce1" office:value-type="string" calcext:value-type="string">
            <text:p>Teraram 4 cores</text:p>
          </table:table-cell>
          <table:table-cell table:style-name="ce8" table:number-columns-repeated="7"/>
          <table:table-cell table:number-columns-repeated="7"/>
        </table:table-row>
        <table:table-row table:style-name="ro1">
          <table:table-cell office:value-type="float" office:value="226.223" calcext:value-type="float">
            <text:p>226.223</text:p>
          </table:table-cell>
          <table:table-cell office:value-type="float" office:value="44.2" calcext:value-type="float">
            <text:p>44.2</text:p>
          </table:table-cell>
          <table:table-cell office:value-type="string" calcext:value-type="string">
            <text:p>teraram/results_cores4_gcc_grid32_nb100_steps100_seed0_run0_pic_barsamian_single.txt</text:p>
          </table:table-cell>
          <table:table-cell table:number-columns-repeated="6"/>
          <table:table-cell office:value-type="float" office:value="181.956" calcext:value-type="float">
            <text:p>181.956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teraram/results_cores4_gcc_grid32_nb100_steps100_seed0_run0_pic_barsamian_freelist_single.txt</text:p>
          </table:table-cell>
          <table:table-cell table:number-columns-repeated="3"/>
        </table:table-row>
        <table:table-row table:style-name="ro1">
          <table:table-cell office:value-type="float" office:value="175.472" calcext:value-type="float">
            <text:p>175.472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teraram/results_cores4_gcc_grid32_nb100_steps100_seed0_run0_pic_optimized_single.txt</text:p>
          </table:table-cell>
          <table:table-cell table:number-columns-repeated="12"/>
        </table:table-row>
        <table:table-row table:style-name="ro1" table:number-rows-repeated="4">
          <table:table-cell table:number-columns-repeated="15"/>
        </table:table-row>
        <table:table-row table:style-name="ro1">
          <table:table-cell/>
          <table:table-cell table:style-name="ce5" office:value-type="string" calcext:value-type="string">
            <text:p>AVERAGE</text:p>
          </table:table-cell>
          <table:table-cell table:style-name="ce5" office:value-type="string" calcext:value-type="string">
            <text:p>STDEV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arsamian</text:p>
          </table:table-cell>
          <table:table-cell table:style-name="ce7" table:formula="of:=AVERAGE([Sheet1.$A52];[Sheet1.$A54];[Sheet1.$A56])" office:value-type="float" office:value="226.223" calcext:value-type="float">
            <text:p>226.223</text:p>
          </table:table-cell>
          <table:table-cell table:formula="of:=STDEV([Sheet1.$A52];[Sheet1.$A54];[Sheet1.$A56])" office:value-type="string" office:string-value="" calcext:value-type="error">
            <text:p>#DIV/0!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urs</text:p>
          </table:table-cell>
          <table:table-cell table:style-name="ce7" table:formula="of:=AVERAGE([Sheet1.$A53];[Sheet1.$A55];[Sheet1.$A57])" office:value-type="float" office:value="175.472" calcext:value-type="float">
            <text:p>175.472</text:p>
          </table:table-cell>
          <table:table-cell table:formula="of:=STDEV([Sheet1.$A53];[Sheet1.$A55];[Sheet1.$A57])" office:value-type="string" office:string-value="" calcext:value-type="error">
            <text:p>#DIV/0!</text:p>
          </table:table-cell>
          <table:table-cell table:number-columns-repeated="12"/>
        </table:table-row>
        <table:table-row table:style-name="ro1">
          <table:table-cell table:number-columns-repeated="15"/>
        </table:table-row>
        <table:table-row table:style-name="ro1">
          <table:table-cell table:style-name="ce1" office:value-type="string" calcext:value-type="string">
            <text:p>teraram grid64 </text:p>
          </table:table-cell>
          <table:table-cell table:style-name="ce8" table:number-columns-repeated="7"/>
          <table:table-cell table:number-columns-repeated="7"/>
        </table:table-row>
        <table:table-row table:style-name="ro1">
          <table:table-cell table:style-name="ce2" office:value-type="float" office:value="522.936" calcext:value-type="float">
            <text:p>522.936</text:p>
          </table:table-cell>
          <table:table-cell office:value-type="float" office:value="63.7" calcext:value-type="float">
            <text:p>63.7</text:p>
          </table:table-cell>
          <table:table-cell office:value-type="string" calcext:value-type="string">
            <text:p>teraram/results_cores10_gcc_grid64_nb333_steps100_seed0_run0_pic_barsamian_single.txt</text:p>
          </table:table-cell>
          <table:table-cell table:number-columns-repeated="12"/>
        </table:table-row>
        <table:table-row table:style-name="ro1">
          <table:table-cell table:style-name="ce2" office:value-type="float" office:value="455.316" calcext:value-type="float">
            <text:p>455.316</text:p>
          </table:table-cell>
          <table:table-cell office:value-type="float" office:value="73.1" calcext:value-type="float">
            <text:p>73.1</text:p>
          </table:table-cell>
          <table:table-cell office:value-type="string" calcext:value-type="string">
            <text:p>teraram/results_cores10_gcc_grid64_nb333_steps100_seed0_run0_pic_optimized_single.txt</text:p>
          </table:table-cell>
          <table:table-cell table:number-columns-repeated="12"/>
        </table:table-row>
        <table:table-row table:style-name="ro1">
          <table:table-cell table:style-name="ce2" office:value-type="float" office:value="521.571" calcext:value-type="float">
            <text:p>521.571</text:p>
          </table:table-cell>
          <table:table-cell office:value-type="float" office:value="63.8" calcext:value-type="float">
            <text:p>63.8</text:p>
          </table:table-cell>
          <table:table-cell office:value-type="string" calcext:value-type="string">
            <text:p>teraram/results_cores10_gcc_grid64_nb333_steps100_seed1_run1_pic_barsamian_single.txt</text:p>
          </table:table-cell>
          <table:table-cell table:number-columns-repeated="12"/>
        </table:table-row>
        <table:table-row table:style-name="ro1">
          <table:table-cell table:style-name="ce2" office:value-type="float" office:value="453.275" calcext:value-type="float">
            <text:p>453.275</text:p>
          </table:table-cell>
          <table:table-cell office:value-type="float" office:value="73.5" calcext:value-type="float">
            <text:p>73.5</text:p>
          </table:table-cell>
          <table:table-cell office:value-type="string" calcext:value-type="string">
            <text:p>teraram/results_cores10_gcc_grid64_nb333_steps100_seed1_run1_pic_optimized_single.txt</text:p>
          </table:table-cell>
          <table:table-cell table:number-columns-repeated="12"/>
        </table:table-row>
        <table:table-row table:style-name="ro1" table:number-rows-repeated="2">
          <table:table-cell table:style-name="ce2"/>
          <table:table-cell table:number-columns-repeated="14"/>
        </table:table-row>
        <table:table-row table:style-name="ro1">
          <table:table-cell table:style-name="ce2"/>
          <table:table-cell table:style-name="ce5" office:value-type="string" calcext:value-type="string">
            <text:p>AVERAGE</text:p>
          </table:table-cell>
          <table:table-cell table:style-name="ce5" office:value-type="string" calcext:value-type="string">
            <text:p>STDEV</text:p>
          </table:table-cell>
          <table:table-cell table:number-columns-repeated="12"/>
        </table:table-row>
        <table:table-row table:style-name="ro1">
          <table:table-cell table:style-name="ce2" office:value-type="string" calcext:value-type="string">
            <text:p>barsamian</text:p>
          </table:table-cell>
          <table:table-cell table:style-name="ce9" table:formula="of:=AVERAGE([Sheet1.$A63];[Sheet1.$A65];[Sheet1.$A67])" office:value-type="float" office:value="522.2535" calcext:value-type="float">
            <text:p>522.2535</text:p>
          </table:table-cell>
          <table:table-cell table:style-name="ce2" table:formula="of:=STDEV([Sheet1.$A63];[Sheet1.$A65];[Sheet1.$A67])" office:value-type="float" office:value="0.965200756319644" calcext:value-type="float">
            <text:p>0.9652007563</text:p>
          </table:table-cell>
          <table:table-cell table:number-columns-repeated="12"/>
        </table:table-row>
        <table:table-row table:style-name="ro1">
          <table:table-cell table:style-name="ce2" office:value-type="string" calcext:value-type="string">
            <text:p>ours</text:p>
          </table:table-cell>
          <table:table-cell table:style-name="ce9" table:formula="of:=AVERAGE([Sheet1.$A64];[Sheet1.$A66];[Sheet1.$A68])" office:value-type="float" office:value="454.2955" calcext:value-type="float">
            <text:p>454.2955</text:p>
          </table:table-cell>
          <table:table-cell table:style-name="ce2" table:formula="of:=STDEV([Sheet1.$A64];[Sheet1.$A66];[Sheet1.$A68])" office:value-type="float" office:value="1.44320494040174" calcext:value-type="float">
            <text:p>1.4432049404</text:p>
          </table:table-cell>
          <table:table-cell table:number-columns-repeated="12"/>
        </table:table-row>
        <table:table-row table:style-name="ro1">
          <table:table-cell table:number-columns-repeated="15"/>
        </table:table-row>
        <table:table-row table:style-name="ro1">
          <table:table-cell table:style-name="ce1" office:value-type="string" calcext:value-type="string">
            <text:p>gc5</text:p>
          </table:table-cell>
          <table:table-cell table:style-name="ce8" table:number-columns-repeated="7"/>
          <table:table-cell table:number-columns-repeated="7"/>
        </table:table-row>
        <table:table-row table:style-name="ro1">
          <table:table-cell table:style-name="ce2" office:value-type="float" office:value="129.813" calcext:value-type="float">
            <text:p>129.813</text:p>
          </table:table-cell>
          <table:table-cell office:value-type="float" office:value="154.1" calcext:value-type="float">
            <text:p>154.1</text:p>
          </table:table-cell>
          <table:table-cell office:value-type="string" calcext:value-type="string">
            <text:p>icps-gc-5/results_cores10_gcc_grid32_nb200_steps100_seed0_run0_pic_barsamian_single.txt</text:p>
          </table:table-cell>
          <table:table-cell table:number-columns-repeated="12"/>
        </table:table-row>
        <table:table-row table:style-name="ro1">
          <table:table-cell table:style-name="ce2" office:value-type="float" office:value="118.778" calcext:value-type="float">
            <text:p>118.778</text:p>
          </table:table-cell>
          <table:table-cell office:value-type="float" office:value="168.4" calcext:value-type="float">
            <text:p>168.4</text:p>
          </table:table-cell>
          <table:table-cell office:value-type="string" calcext:value-type="string">
            <text:p>icps-gc-5/results_cores10_gcc_grid32_nb200_steps100_seed0_run0_pic_optimized_single.txt</text:p>
          </table:table-cell>
          <table:table-cell table:number-columns-repeated="12"/>
        </table:table-row>
        <table:table-row table:style-name="ro2">
          <table:table-cell table:style-name="ce2" office:value-type="float" office:value="129.885" calcext:value-type="float">
            <text:p>129.885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icps-gc-5/results_cores10_gcc_grid32_nb200_steps100_seed1_run1_pic_barsamian_single.txt</text:p>
          </table:table-cell>
          <table:table-cell table:number-columns-repeated="12"/>
        </table:table-row>
        <table:table-row table:style-name="ro2">
          <table:table-cell table:style-name="ce2" office:value-type="float" office:value="118.651" calcext:value-type="float">
            <text:p>118.651</text:p>
          </table:table-cell>
          <table:table-cell office:value-type="float" office:value="168.6" calcext:value-type="float">
            <text:p>168.6</text:p>
          </table:table-cell>
          <table:table-cell office:value-type="string" calcext:value-type="string">
            <text:p>icps-gc-5/results_cores10_gcc_grid32_nb200_steps100_seed1_run1_pic_optimized_single.txt</text:p>
          </table:table-cell>
          <table:table-cell table:number-columns-repeated="12"/>
        </table:table-row>
        <table:table-row table:style-name="ro2">
          <table:table-cell table:style-name="ce2" office:value-type="float" office:value="130.451" calcext:value-type="float">
            <text:p>130.451</text:p>
          </table:table-cell>
          <table:table-cell office:value-type="float" office:value="153.3" calcext:value-type="float">
            <text:p>153.3</text:p>
          </table:table-cell>
          <table:table-cell office:value-type="string" calcext:value-type="string">
            <text:p>icps-gc-5/results_cores10_gcc_grid32_nb200_steps100_seed2_run2_pic_barsamian_single.txt</text:p>
          </table:table-cell>
          <table:table-cell table:number-columns-repeated="12"/>
        </table:table-row>
        <table:table-row table:style-name="ro2">
          <table:table-cell table:style-name="ce2" office:value-type="float" office:value="118.901" calcext:value-type="float">
            <text:p>118.901</text:p>
          </table:table-cell>
          <table:table-cell office:value-type="float" office:value="168.2" calcext:value-type="float">
            <text:p>168.2</text:p>
          </table:table-cell>
          <table:table-cell office:value-type="string" calcext:value-type="string">
            <text:p>icps-gc-5/results_cores10_gcc_grid32_nb200_steps100_seed2_run2_pic_optimized_single.txt</text:p>
          </table:table-cell>
          <table:table-cell table:number-columns-repeated="12"/>
        </table:table-row>
        <table:table-row table:style-name="ro2">
          <table:table-cell table:style-name="ce2"/>
          <table:table-cell table:style-name="ce5" office:value-type="string" calcext:value-type="string">
            <text:p>AVERAGE</text:p>
          </table:table-cell>
          <table:table-cell table:style-name="ce5" office:value-type="string" calcext:value-type="string">
            <text:p>STDEV</text:p>
          </table:table-cell>
          <table:table-cell table:number-columns-repeated="12"/>
        </table:table-row>
        <table:table-row table:style-name="ro2">
          <table:table-cell table:style-name="ce2" office:value-type="string" calcext:value-type="string">
            <text:p>barsamian</text:p>
          </table:table-cell>
          <table:table-cell table:style-name="ce9" table:formula="of:=AVERAGE([Sheet1.$A74];[Sheet1.$A76];[Sheet1.$A78])" office:value-type="float" office:value="130.049666666667" calcext:value-type="float">
            <text:p>130.0496666667</text:p>
          </table:table-cell>
          <table:table-cell table:style-name="ce2" table:formula="of:=STDEV([Sheet1.$A74];[Sheet1.$A76];[Sheet1.$A78])" office:value-type="float" office:value="0.349424288413577" calcext:value-type="float">
            <text:p>0.3494242884</text:p>
          </table:table-cell>
          <table:table-cell table:number-columns-repeated="12"/>
        </table:table-row>
        <table:table-row table:style-name="ro2">
          <table:table-cell table:style-name="ce2" office:value-type="string" calcext:value-type="string">
            <text:p>ours</text:p>
          </table:table-cell>
          <table:table-cell table:style-name="ce9" table:formula="of:=AVERAGE([Sheet1.$A75];[Sheet1.$A77];[Sheet1.$A79])" office:value-type="float" office:value="118.776666666667" calcext:value-type="float">
            <text:p>118.7766666667</text:p>
          </table:table-cell>
          <table:table-cell table:style-name="ce2" table:formula="of:=STDEV([Sheet1.$A75];[Sheet1.$A77];[Sheet1.$A79])" office:value-type="float" office:value="0.12500533321956" calcext:value-type="float">
            <text:p>0.1250053332</text:p>
          </table:table-cell>
          <table:table-cell table:number-columns-repeated="12"/>
        </table:table-row>
        <table:table-row table:style-name="ro2" table:number-rows-repeated="3">
          <table:table-cell table:number-columns-repeated="15"/>
        </table:table-row>
        <table:table-row table:style-name="ro2">
          <table:table-cell table:style-name="ce1" office:value-type="string" calcext:value-type="string">
            <text:p>bora32 </text:p>
          </table:table-cell>
          <table:table-cell table:style-name="ce8" table:number-columns-repeated="3"/>
          <table:table-cell table:number-columns-repeated="11"/>
        </table:table-row>
        <table:table-row table:style-name="ro2">
          <table:table-cell office:value-type="float" office:value="50.992" calcext:value-type="float">
            <text:p>50.992</text:p>
          </table:table-cell>
          <table:table-cell office:value-type="float" office:value="392.2" calcext:value-type="float">
            <text:p>392.2</text:p>
          </table:table-cell>
          <table:table-cell office:value-type="string" calcext:value-type="string">
            <text:p>devel02.plafrim.cluster/results_cores18_gcc_grid32_nb200_steps100_seed0_run0_pic_barsamian_single.txt</text:p>
          </table:table-cell>
          <table:table-cell table:number-columns-repeated="12"/>
        </table:table-row>
        <table:table-row table:style-name="ro2">
          <table:table-cell office:value-type="float" office:value="43.001" calcext:value-type="float">
            <text:p>43.001</text:p>
          </table:table-cell>
          <table:table-cell office:value-type="float" office:value="465.1" calcext:value-type="float">
            <text:p>465.1</text:p>
          </table:table-cell>
          <table:table-cell office:value-type="string" calcext:value-type="string">
            <text:p>devel02.plafrim.cluster/results_cores18_gcc_grid32_nb200_steps100_seed0_run0_pic_optimized_single.txt</text:p>
          </table:table-cell>
          <table:table-cell table:number-columns-repeated="12"/>
        </table:table-row>
        <table:table-row table:style-name="ro2">
          <table:table-cell office:value-type="float" office:value="50.589" calcext:value-type="float">
            <text:p>50.589</text:p>
          </table:table-cell>
          <table:table-cell office:value-type="float" office:value="395.3" calcext:value-type="float">
            <text:p>395.3</text:p>
          </table:table-cell>
          <table:table-cell office:value-type="string" calcext:value-type="string">
            <text:p>devel02.plafrim.cluster/results_cores18_gcc_grid32_nb200_steps100_seed1_run1_pic_barsamian_single.txt</text:p>
          </table:table-cell>
          <table:table-cell table:number-columns-repeated="12"/>
        </table:table-row>
        <table:table-row table:style-name="ro2">
          <table:table-cell office:value-type="float" office:value="42.72" calcext:value-type="float">
            <text:p>42.72</text:p>
          </table:table-cell>
          <table:table-cell office:value-type="float" office:value="468.2" calcext:value-type="float">
            <text:p>468.2</text:p>
          </table:table-cell>
          <table:table-cell office:value-type="string" calcext:value-type="string">
            <text:p>devel02.plafrim.cluster/results_cores18_gcc_grid32_nb200_steps100_seed1_run1_pic_optimized_single.txt</text:p>
          </table:table-cell>
          <table:table-cell table:number-columns-repeated="12"/>
        </table:table-row>
        <table:table-row table:style-name="ro2">
          <table:table-cell office:value-type="float" office:value="50.66" calcext:value-type="float">
            <text:p>50.66</text:p>
          </table:table-cell>
          <table:table-cell office:value-type="float" office:value="394.8" calcext:value-type="float">
            <text:p>394.8</text:p>
          </table:table-cell>
          <table:table-cell office:value-type="string" calcext:value-type="string">
            <text:p>devel02.plafrim.cluster/results_cores18_gcc_grid32_nb200_steps100_seed2_run2_pic_barsamian_single.txt</text:p>
          </table:table-cell>
          <table:table-cell table:number-columns-repeated="12"/>
        </table:table-row>
        <table:table-row table:style-name="ro2">
          <table:table-cell office:value-type="float" office:value="42.78" calcext:value-type="float">
            <text:p>42.78</text:p>
          </table:table-cell>
          <table:table-cell office:value-type="float" office:value="467.5" calcext:value-type="float">
            <text:p>467.5</text:p>
          </table:table-cell>
          <table:table-cell office:value-type="string" calcext:value-type="string">
            <text:p>devel02.plafrim.cluster/results_cores18_gcc_grid32_nb200_steps100_seed2_run2_pic_optimized_single.txt</text:p>
          </table:table-cell>
          <table:table-cell table:number-columns-repeated="12"/>
        </table:table-row>
        <table:table-row table:style-name="ro2">
          <table:table-cell table:style-name="ce2"/>
          <table:table-cell table:style-name="ce5" office:value-type="string" calcext:value-type="string">
            <text:p>AVERAGE</text:p>
          </table:table-cell>
          <table:table-cell table:style-name="ce5" office:value-type="string" calcext:value-type="string">
            <text:p>STDEV</text:p>
          </table:table-cell>
          <table:table-cell table:number-columns-repeated="12"/>
        </table:table-row>
        <table:table-row table:style-name="ro2">
          <table:table-cell table:style-name="ce2" office:value-type="string" calcext:value-type="string">
            <text:p>barsamian</text:p>
          </table:table-cell>
          <table:table-cell table:style-name="ce9" table:formula="of:=AVERAGE([Sheet1.$A87];[Sheet1.$A89];[Sheet1.$A91])" office:value-type="float" office:value="50.747" calcext:value-type="float">
            <text:p>50.747</text:p>
          </table:table-cell>
          <table:table-cell table:style-name="ce2" table:formula="of:=STDEV([Sheet1.$A87];[Sheet1.$A89];[Sheet1.$A91])" office:value-type="float" office:value="0.215125544740739" calcext:value-type="float">
            <text:p>0.2151255447</text:p>
          </table:table-cell>
          <table:table-cell table:number-columns-repeated="12"/>
        </table:table-row>
        <table:table-row table:style-name="ro2">
          <table:table-cell table:style-name="ce2" office:value-type="string" calcext:value-type="string">
            <text:p>ours</text:p>
          </table:table-cell>
          <table:table-cell table:style-name="ce9" table:formula="of:=AVERAGE([Sheet1.$A88];[Sheet1.$A90];[Sheet1.$A92])" office:value-type="float" office:value="42.8336666666667" calcext:value-type="float">
            <text:p>42.8336666667</text:p>
          </table:table-cell>
          <table:table-cell table:style-name="ce2" table:formula="of:=STDEV([Sheet1.$A88];[Sheet1.$A90];[Sheet1.$A92])" office:value-type="float" office:value="0.147987612094165" calcext:value-type="float">
            <text:p>0.1479876121</text:p>
          </table:table-cell>
          <table:table-cell table:number-columns-repeated="12"/>
        </table:table-row>
        <table:table-row table:style-name="ro2">
          <table:table-cell table:number-columns-repeated="15"/>
        </table:table-row>
        <table:table-row table:style-name="ro2">
          <table:table-cell table:style-name="ce1" office:value-type="string" calcext:value-type="string">
            <text:p>Bora 64</text:p>
          </table:table-cell>
          <table:table-cell table:style-name="ce8" table:number-columns-repeated="2"/>
          <table:table-cell table:number-columns-repeated="12"/>
        </table:table-row>
        <table:table-row table:style-name="ro2">
          <table:table-cell office:value-type="float" office:value="64.248" calcext:value-type="float">
            <text:p>64.248</text:p>
          </table:table-cell>
          <table:table-cell office:value-type="float" office:value="311.3" calcext:value-type="float">
            <text:p>311.3</text:p>
          </table:table-cell>
          <table:table-cell office:value-type="string" calcext:value-type="string">
            <text:p>devel02.plafrim.cluster/results_cores18_gcc_grid64_nb200_steps100_seed0_run0_pic_barsamian_single.txt</text:p>
          </table:table-cell>
          <table:table-cell table:number-columns-repeated="12"/>
        </table:table-row>
        <table:table-row table:style-name="ro2">
          <table:table-cell office:value-type="float" office:value="59.708" calcext:value-type="float">
            <text:p>59.708</text:p>
          </table:table-cell>
          <table:table-cell office:value-type="float" office:value="335" calcext:value-type="float">
            <text:p>335</text:p>
          </table:table-cell>
          <table:table-cell office:value-type="string" calcext:value-type="string">
            <text:p>devel02.plafrim.cluster/results_cores18_gcc_grid64_nb200_steps100_seed0_run0_pic_optimized_single.txt</text:p>
          </table:table-cell>
          <table:table-cell table:number-columns-repeated="12"/>
        </table:table-row>
        <table:table-row table:style-name="ro2">
          <table:table-cell office:value-type="float" office:value="64.923" calcext:value-type="float">
            <text:p>64.923</text:p>
          </table:table-cell>
          <table:table-cell office:value-type="float" office:value="308.1" calcext:value-type="float">
            <text:p>308.1</text:p>
          </table:table-cell>
          <table:table-cell office:value-type="string" calcext:value-type="string">
            <text:p>devel02.plafrim.cluster/results_cores18_gcc_grid64_nb200_steps100_seed1_run1_pic_barsamian_single.txt</text:p>
          </table:table-cell>
          <table:table-cell table:number-columns-repeated="12"/>
        </table:table-row>
        <table:table-row table:style-name="ro2">
          <table:table-cell office:value-type="float" office:value="59.851" calcext:value-type="float">
            <text:p>59.851</text:p>
          </table:table-cell>
          <table:table-cell office:value-type="float" office:value="334.2" calcext:value-type="float">
            <text:p>334.2</text:p>
          </table:table-cell>
          <table:table-cell office:value-type="string" calcext:value-type="string">
            <text:p>devel02.plafrim.cluster/results_cores18_gcc_grid64_nb200_steps100_seed1_run1_pic_optimized_single.txt</text:p>
          </table:table-cell>
          <table:table-cell table:number-columns-repeated="12"/>
        </table:table-row>
        <table:table-row table:style-name="ro2">
          <table:table-cell office:value-type="float" office:value="65.148" calcext:value-type="float">
            <text:p>65.148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devel02.plafrim.cluster/results_cores18_gcc_grid64_nb200_steps100_seed2_run2_pic_barsamian_single.txt</text:p>
          </table:table-cell>
          <table:table-cell table:number-columns-repeated="12"/>
        </table:table-row>
        <table:table-row table:style-name="ro2">
          <table:table-cell office:value-type="float" office:value="59.737" calcext:value-type="float">
            <text:p>59.737</text:p>
          </table:table-cell>
          <table:table-cell office:value-type="float" office:value="334.8" calcext:value-type="float">
            <text:p>334.8</text:p>
          </table:table-cell>
          <table:table-cell office:value-type="string" calcext:value-type="string">
            <text:p>devel02.plafrim.cluster/results_cores18_gcc_grid64_nb200_steps100_seed2_run2_pic_optimized_single.txt</text:p>
          </table:table-cell>
          <table:table-cell table:number-columns-repeated="12"/>
        </table:table-row>
        <table:table-row table:style-name="ro2">
          <table:table-cell table:style-name="ce2"/>
          <table:table-cell table:style-name="ce5" office:value-type="string" calcext:value-type="string">
            <text:p>AVERAGE</text:p>
          </table:table-cell>
          <table:table-cell table:style-name="ce5" office:value-type="string" calcext:value-type="string">
            <text:p>STDEV</text:p>
          </table:table-cell>
          <table:table-cell table:number-columns-repeated="12"/>
        </table:table-row>
        <table:table-row table:style-name="ro2">
          <table:table-cell table:style-name="ce2" office:value-type="string" calcext:value-type="string">
            <text:p>barsamian</text:p>
          </table:table-cell>
          <table:table-cell table:style-name="ce9" table:formula="of:=AVERAGE([Sheet1.$A98];[Sheet1.$A100];[Sheet1.$A102])" office:value-type="float" office:value="64.773" calcext:value-type="float">
            <text:p>64.773</text:p>
          </table:table-cell>
          <table:table-cell table:style-name="ce2" table:formula="of:=STDEV([Sheet1.$A98];[Sheet1.$A100];[Sheet1.$A102])" office:value-type="float" office:value="0.468374849879876" calcext:value-type="float">
            <text:p>0.4683748499</text:p>
          </table:table-cell>
          <table:table-cell table:number-columns-repeated="12"/>
        </table:table-row>
        <table:table-row table:style-name="ro2">
          <table:table-cell table:style-name="ce2" office:value-type="string" calcext:value-type="string">
            <text:p>ours</text:p>
          </table:table-cell>
          <table:table-cell table:style-name="ce9" table:formula="of:=AVERAGE([Sheet1.$A99];[Sheet1.$A101];[Sheet1.$A103])" office:value-type="float" office:value="59.7653333333333" calcext:value-type="float">
            <text:p>59.7653333333</text:p>
          </table:table-cell>
          <table:table-cell table:style-name="ce2" table:formula="of:=STDEV([Sheet1.$A99];[Sheet1.$A101];[Sheet1.$A103])" office:value-type="float" office:value="0.0755932095715832" calcext:value-type="float">
            <text:p>0.0755932096</text:p>
          </table:table-cell>
          <table:table-cell table:number-columns-repeated="12"/>
        </table:table-row>
        <table:table-row table:style-name="ro2">
          <table:table-cell table:number-columns-repeated="15"/>
        </table:table-row>
        <table:table-row table:style-name="ro2">
          <table:table-cell table:style-name="ce1" office:value-type="string" calcext:value-type="string">
            <text:p>Bora 64 icc</text:p>
          </table:table-cell>
          <table:table-cell table:number-columns-repeated="14"/>
        </table:table-row>
        <table:table-row table:style-name="ro2">
          <table:table-cell office:value-type="float" office:value="51.317" calcext:value-type="float">
            <text:p>51.317</text:p>
          </table:table-cell>
          <table:table-cell office:value-type="float" office:value="389.7" calcext:value-type="float">
            <text:p>389.7</text:p>
          </table:table-cell>
          <table:table-cell office:value-type="string" calcext:value-type="string">
            <text:p>bora009.plafrim.cluster/results_cores18_icc_grid64_nb200_steps100_seed0_run0_pic_barsamian_single.txt</text:p>
          </table:table-cell>
          <table:table-cell table:style-name="ce8" table:number-columns-repeated="5"/>
          <table:table-cell table:number-columns-repeated="7"/>
        </table:table-row>
        <table:table-row table:style-name="ro2">
          <table:table-cell office:value-type="float" office:value="51.334" calcext:value-type="float">
            <text:p>51.334</text:p>
          </table:table-cell>
          <table:table-cell office:value-type="float" office:value="389.6" calcext:value-type="float">
            <text:p>389.6</text:p>
          </table:table-cell>
          <table:table-cell office:value-type="string" calcext:value-type="string">
            <text:p>bora009.plafrim.cluster/results_cores18_icc_grid64_nb200_steps100_seed0_run0_pic_optimized_single.txt</text:p>
          </table:table-cell>
          <table:table-cell table:number-columns-repeated="12"/>
        </table:table-row>
        <table:table-row table:style-name="ro2">
          <table:table-cell office:value-type="float" office:value="51.439" calcext:value-type="float">
            <text:p>51.439</text:p>
          </table:table-cell>
          <table:table-cell office:value-type="float" office:value="388.8" calcext:value-type="float">
            <text:p>388.8</text:p>
          </table:table-cell>
          <table:table-cell office:value-type="string" calcext:value-type="string">
            <text:p>bora009.plafrim.cluster/results_cores18_icc_grid64_nb200_steps100_seed1_run1_pic_barsamian_single.txt</text:p>
          </table:table-cell>
          <table:table-cell table:number-columns-repeated="12"/>
        </table:table-row>
        <table:table-row table:style-name="ro2">
          <table:table-cell table:style-name="ce3" office:value-type="float" office:value="51.242" calcext:value-type="float">
            <text:p>51.242</text:p>
          </table:table-cell>
          <table:table-cell office:value-type="float" office:value="390.3" calcext:value-type="float">
            <text:p>390.3</text:p>
          </table:table-cell>
          <table:table-cell office:value-type="string" calcext:value-type="string">
            <text:p>bora009.plafrim.cluster/results_cores18_icc_grid64_nb200_steps100_seed1_run1_pic_optimized_single.txt</text:p>
          </table:table-cell>
          <table:table-cell table:number-columns-repeated="12"/>
        </table:table-row>
        <table:table-row table:style-name="ro2">
          <table:table-cell office:value-type="float" office:value="51.261" calcext:value-type="float">
            <text:p>51.261</text:p>
          </table:table-cell>
          <table:table-cell office:value-type="float" office:value="390.2" calcext:value-type="float">
            <text:p>390.2</text:p>
          </table:table-cell>
          <table:table-cell office:value-type="string" calcext:value-type="string">
            <text:p>bora009.plafrim.cluster/results_cores18_icc_grid64_nb200_steps100_seed2_run2_pic_barsamian_single.txt</text:p>
          </table:table-cell>
          <table:table-cell table:number-columns-repeated="12"/>
        </table:table-row>
        <table:table-row table:style-name="ro2">
          <table:table-cell office:value-type="float" office:value="51.132" calcext:value-type="float">
            <text:p>51.132</text:p>
          </table:table-cell>
          <table:table-cell office:value-type="float" office:value="391.1" calcext:value-type="float">
            <text:p>391.1</text:p>
          </table:table-cell>
          <table:table-cell office:value-type="string" calcext:value-type="string">
            <text:p>bora009.plafrim.cluster/results_cores18_icc_grid64_nb200_steps100_seed2_run2_pic_optimized_single.txt</text:p>
          </table:table-cell>
          <table:table-cell table:number-columns-repeated="12"/>
        </table:table-row>
        <table:table-row table:style-name="ro2">
          <table:table-cell table:number-columns-repeated="15"/>
        </table:table-row>
        <table:table-row table:style-name="ro2">
          <table:table-cell table:style-name="ce2"/>
          <table:table-cell table:style-name="ce5" office:value-type="string" calcext:value-type="string">
            <text:p>AVERAGE</text:p>
          </table:table-cell>
          <table:table-cell table:style-name="ce5" office:value-type="string" calcext:value-type="string">
            <text:p>STDEV</text:p>
          </table:table-cell>
          <table:table-cell table:number-columns-repeated="12"/>
        </table:table-row>
        <table:table-row table:style-name="ro2">
          <table:table-cell table:style-name="ce2" office:value-type="string" calcext:value-type="string">
            <text:p>barsamian</text:p>
          </table:table-cell>
          <table:table-cell table:style-name="ce9" table:formula="of:=AVERAGE([Sheet1.$A110];[Sheet1.$A112];[Sheet1.$A114])" office:value-type="float" office:value="51.236" calcext:value-type="float">
            <text:p>51.236</text:p>
          </table:table-cell>
          <table:table-cell table:style-name="ce2" table:formula="of:=STDEV([Sheet1.$A110];[Sheet1.$A112];[Sheet1.$A114])" office:value-type="float" office:value="0.101133575038167" calcext:value-type="float">
            <text:p>0.101133575</text:p>
          </table:table-cell>
          <table:table-cell table:number-columns-repeated="12"/>
        </table:table-row>
        <table:table-row table:style-name="ro2">
          <table:table-cell table:style-name="ce2" office:value-type="string" calcext:value-type="string">
            <text:p>ours</text:p>
          </table:table-cell>
          <table:table-cell table:style-name="ce9" table:formula="of:=AVERAGE([Sheet1.$A111];[Sheet1.$A113];[Sheet1.$A115])" office:value-type="float" office:value="51.35" calcext:value-type="float">
            <text:p>51.35</text:p>
          </table:table-cell>
          <table:table-cell table:style-name="ce2" table:formula="of:=STDEV([Sheet1.$A111];[Sheet1.$A113];[Sheet1.$A115])" office:value-type="float" office:value="0.125865007051204" calcext:value-type="float">
            <text:p>0.1258650071</text:p>
          </table:table-cell>
          <table:table-cell table:number-columns-repeated="12"/>
        </table:table-row>
        <table:table-row table:style-name="ro2">
          <table:table-cell table:number-columns-repeated="15"/>
        </table:table-row>
        <table:table-row table:style-name="ro1">
          <table:table-cell table:number-columns-repeated="15"/>
        </table:table-row>
        <table:table-row table:style-name="ro1">
          <table:table-cell table:style-name="ce4" office:value-type="string" calcext:value-type="string">
            <text:p>barsamian x6</text:p>
          </table:table-cell>
          <table:table-cell office:value-type="float" office:value="96" calcext:value-type="float">
            <text:p>96</text:p>
          </table:table-cell>
          <table:table-cell office:value-type="float" office:value="24" calcext:value-type="float">
            <text:p>24</text:p>
          </table:table-cell>
          <table:table-cell office:value-type="float" office:value="64" calcext:value-type="float">
            <text:p>64</text:p>
          </table:table-cell>
          <table:table-cell office:value-type="float" office:value="500" calcext:value-type="float">
            <text:p>500</text:p>
          </table:table-cell>
          <table:table-cell office:value-type="float" office:value="2000" calcext:value-type="float">
            <text:p>2000</text:p>
          </table:table-cell>
          <table:table-cell table:style-name="ce11" table:number-columns-repeated="3"/>
          <table:table-cell table:style-name="ce15" office:value-type="string" calcext:value-type="string">
            <text:p>30,8</text:p>
          </table:table-cell>
          <table:table-cell table:style-name="ce15"/>
          <table:table-cell/>
          <table:table-cell table:formula="of:=[Sheet1.D121]*[Sheet1.D121]*[Sheet1.D121]" office:value-type="float" office:value="262144" calcext:value-type="float">
            <text:p>262144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11" table:number-columns-repeated="3"/>
          <table:table-cell table:style-name="ce16"/>
          <table:table-cell table:style-name="ce15"/>
          <table:table-cell table:number-columns-repeated="4"/>
        </table:table-row>
        <table:table-row table:style-name="ro1">
          <table:table-cell table:style-name="ce2"/>
          <table:table-cell table:number-columns-repeated="14"/>
        </table:table-row>
        <table:table-row table:style-name="ro1">
          <table:table-cell table:style-name="ce5"/>
          <table:table-cell table:style-name="ce10" office:value-type="string" calcext:value-type="string" table:number-columns-spanned="2" table:number-rows-spanned="1">
            <text:p>socket</text:p>
          </table:table-cell>
          <table:covered-table-cell table:style-name="ce5"/>
          <table:table-cell table:style-name="ce5" table:number-columns-repeated="3"/>
          <table:table-cell table:style-name="ce10" office:value-type="string" calcext:value-type="string" table:number-columns-spanned="3" table:number-rows-spanned="1">
            <text:p>exectime</text:p>
          </table:table-cell>
          <table:covered-table-cell table:number-columns-repeated="2" table:style-name="ce5"/>
          <table:table-cell table:style-name="ce5" office:value-type="string" calcext:value-type="string">
            <text:p>million part per sec per core</text:p>
          </table:table-cell>
          <table:table-cell table:style-name="ce5"/>
          <table:table-cell table:number-columns-repeated="4"/>
        </table:table-row>
        <table:table-row table:style-name="ro1">
          <table:table-cell table:style-name="ce6" office:value-type="string" calcext:value-type="string">
            <text:p>machine</text:p>
          </table:table-cell>
          <table:table-cell table:style-name="ce6" office:value-type="string" calcext:value-type="string">
            <text:p>ram (GB)</text:p>
          </table:table-cell>
          <table:table-cell table:style-name="ce6" office:value-type="string" calcext:value-type="string">
            <text:p>cores</text:p>
          </table:table-cell>
          <table:table-cell table:style-name="ce6" office:value-type="string" calcext:value-type="string">
            <text:p>Gridside</text:p>
          </table:table-cell>
          <table:table-cell table:style-name="ce6" office:value-type="string" calcext:value-type="string">
            <text:p>steps</text:p>
          </table:table-cell>
          <table:table-cell table:style-name="ce6" office:value-type="string" calcext:value-type="string">
            <text:p>m. particles</text:p>
          </table:table-cell>
          <table:table-cell table:style-name="ce6" office:value-type="string" calcext:value-type="string">
            <text:p>barsamian</text:p>
          </table:table-cell>
          <table:table-cell table:style-name="ce6" office:value-type="string" calcext:value-type="string">
            <text:p>ours</text:p>
          </table:table-cell>
          <table:table-cell table:style-name="ce6" office:value-type="string" calcext:value-type="string">
            <text:p>%</text:p>
          </table:table-cell>
          <table:table-cell table:style-name="ce6" office:value-type="string" calcext:value-type="string">
            <text:p>barsamian</text:p>
          </table:table-cell>
          <table:table-cell table:style-name="ce6" office:value-type="string" calcext:value-type="string">
            <text:p>ours</text:p>
          </table:table-cell>
          <table:table-cell table:style-name="ce18" office:value-type="string" calcext:value-type="string">
            <text:p>%</text:p>
          </table:table-cell>
          <table:table-cell table:style-name="ce18" office:value-type="string" calcext:value-type="string">
            <text:p>grid</text:p>
          </table:table-cell>
          <table:table-cell table:style-name="ce18" office:value-type="string" calcext:value-type="string">
            <text:p>particles</text:p>
          </table:table-cell>
          <table:table-cell table:style-name="ce18"/>
        </table:table-row>
        <table:table-row table:style-name="ro1">
          <table:table-cell office:value-type="string" calcext:value-type="string">
            <text:p>GCC</text:p>
          </table:table-cell>
          <table:table-cell table:number-columns-repeated="13"/>
          <table:table-cell table:style-name="ce18"/>
        </table:table-row>
        <table:table-row table:style-name="ro1">
          <table:table-cell table:style-name="ce7" table:formula="of:=[.A86]" office:value-type="string" office:string-value="bora32 " calcext:value-type="string">
            <text:p>bora32 </text:p>
          </table:table-cell>
          <table:table-cell office:value-type="float" office:value="95" calcext:value-type="float">
            <text:p>95</text:p>
          </table:table-cell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table:style-name="ce12" table:formula="of:=[.B94]" office:value-type="float" office:value="50.747" calcext:value-type="float">
            <text:p>50.75</text:p>
          </table:table-cell>
          <table:table-cell table:style-name="ce12" table:formula="of:=[.B95]" office:value-type="float" office:value="42.8336666666667" calcext:value-type="float">
            <text:p>42.83</text:p>
          </table:table-cell>
          <table:table-cell table:style-name="ce11" table:formula="of:=([Sheet1.H127]-[Sheet1.G127])/[Sheet1.H127]" office:value-type="percentage" office:value="-0.18474564400277" calcext:value-type="percentage">
            <text:p>-18.47%</text:p>
          </table:table-cell>
          <table:table-cell table:style-name="ce13" table:formula="of:=[Sheet1.$E127]*[Sheet1.$F127]/[Sheet1.G127]/[Sheet1.$C127]" office:value-type="float" office:value="21.895109289438" calcext:value-type="float">
            <text:p>21.9</text:p>
          </table:table-cell>
          <table:table-cell table:style-name="ce13" table:formula="of:=[Sheet1.$E127]*[Sheet1.$F127]/[Sheet1.H127]/[Sheet1.$C127]" office:value-type="float" office:value="25.9401353556263" calcext:value-type="float">
            <text:p>25.9</text:p>
          </table:table-cell>
          <table:table-cell table:style-name="ce19" table:formula="of:=([Sheet1.K127]-[Sheet1.J127])/[Sheet1.J127]" office:value-type="percentage" office:value="0.18474564400277" calcext:value-type="percentage">
            <text:p>18.5%</text:p>
          </table:table-cell>
          <table:table-cell table:formula="of:=[Sheet1.D127]*[Sheet1.D127]*[Sheet1.D127]" office:value-type="float" office:value="32768" calcext:value-type="float">
            <text:p>32768</text:p>
          </table:table-cell>
          <table:table-cell table:formula="of:=[Sheet1.F127]*1000000" office:value-type="float" office:value="200000000" calcext:value-type="float">
            <text:p>200000000</text:p>
          </table:table-cell>
          <table:table-cell table:style-name="ce18"/>
        </table:table-row>
        <table:table-row table:style-name="ro1">
          <table:table-cell table:style-name="ce7" table:formula="of:=[.A108]" office:value-type="string" office:string-value="Bora 64 icc" calcext:value-type="string">
            <text:p>Bora 64 icc</text:p>
          </table:table-cell>
          <table:table-cell office:value-type="float" office:value="95" calcext:value-type="float">
            <text:p>95</text:p>
          </table:table-cell>
          <table:table-cell office:value-type="float" office:value="18" calcext:value-type="float">
            <text:p>18</text:p>
          </table:table-cell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table:style-name="ce12" table:formula="of:=[.B117]" office:value-type="float" office:value="51.236" calcext:value-type="float">
            <text:p>51.24</text:p>
          </table:table-cell>
          <table:table-cell table:style-name="ce12" table:formula="of:=[.B118]" office:value-type="float" office:value="51.35" calcext:value-type="float">
            <text:p>51.35</text:p>
          </table:table-cell>
          <table:table-cell table:style-name="ce11" table:formula="of:=([Sheet1.H128]-[Sheet1.G128])/[Sheet1.H128]" office:value-type="percentage" office:value="0.00222005842259015" calcext:value-type="percentage">
            <text:p>0.22%</text:p>
          </table:table-cell>
          <table:table-cell table:style-name="ce17" table:formula="of:=[Sheet1.$E128]*[Sheet1.$F128]/[Sheet1.G128]/[Sheet1.$C128]" office:value-type="float" office:value="21.686140821124" calcext:value-type="float">
            <text:p>21.7</text:p>
          </table:table-cell>
          <table:table-cell table:style-name="ce17" table:formula="of:=[Sheet1.$E128]*[Sheet1.$F128]/[Sheet1.H128]/[Sheet1.$C128]" office:value-type="float" office:value="21.6379963215406" calcext:value-type="float">
            <text:p>21.6</text:p>
          </table:table-cell>
          <table:table-cell table:style-name="ce20" table:formula="of:=([Sheet1.K128]-[Sheet1.J128])/[Sheet1.J128]" office:value-type="percentage" office:value="-0.00222005842259011" calcext:value-type="percentage">
            <text:p>-0.2%</text:p>
          </table:table-cell>
          <table:table-cell table:formula="of:=[Sheet1.D128]*[Sheet1.D128]*[Sheet1.D128]" office:value-type="float" office:value="262144" calcext:value-type="float">
            <text:p>262144</text:p>
          </table:table-cell>
          <table:table-cell table:formula="of:=[Sheet1.F128]*1000000" office:value-type="float" office:value="200000000" calcext:value-type="float">
            <text:p>200000000</text:p>
          </table:table-cell>
          <table:table-cell table:style-name="ce18"/>
        </table:table-row>
        <table:table-row table:style-name="ro1">
          <table:table-cell table:style-name="ce7" table:formula="of:=[.A97]" office:value-type="string" office:string-value="Bora 64" calcext:value-type="string">
            <text:p>Bora 64</text:p>
          </table:table-cell>
          <table:table-cell office:value-type="float" office:value="95" calcext:value-type="float">
            <text:p>95</text:p>
          </table:table-cell>
          <table:table-cell office:value-type="float" office:value="18" calcext:value-type="float">
            <text:p>18</text:p>
          </table:table-cell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table:style-name="ce12" table:formula="of:=[.B105]" office:value-type="float" office:value="64.773" calcext:value-type="float">
            <text:p>64.77</text:p>
          </table:table-cell>
          <table:table-cell table:style-name="ce12" table:formula="of:=[.B106]" office:value-type="float" office:value="59.7653333333333" calcext:value-type="float">
            <text:p>59.77</text:p>
          </table:table-cell>
          <table:table-cell table:style-name="ce11" table:formula="of:=([Sheet1.H129]-[Sheet1.G129])/[Sheet1.H129]" office:value-type="percentage" office:value="-0.0837888184900946" calcext:value-type="percentage">
            <text:p>-8.38%</text:p>
          </table:table-cell>
          <table:table-cell table:style-name="ce13" table:formula="of:=[Sheet1.$E129]*[Sheet1.$F129]/[Sheet1.G129]/[Sheet1.$C129]" office:value-type="float" office:value="17.1539238743166" calcext:value-type="float">
            <text:p>17.2</text:p>
          </table:table-cell>
          <table:table-cell table:style-name="ce13" table:formula="of:=[Sheet1.$E129]*[Sheet1.$F129]/[Sheet1.H129]/[Sheet1.$C129]" office:value-type="float" office:value="18.5912308882146" calcext:value-type="float">
            <text:p>18.6</text:p>
          </table:table-cell>
          <table:table-cell table:style-name="ce19" table:formula="of:=([Sheet1.K129]-[Sheet1.J129])/[Sheet1.J129]" office:value-type="percentage" office:value="0.0837888184900944" calcext:value-type="percentage">
            <text:p>8.4%</text:p>
          </table:table-cell>
          <table:table-cell table:formula="of:=[Sheet1.D129]*[Sheet1.D129]*[Sheet1.D129]" office:value-type="float" office:value="262144" calcext:value-type="float">
            <text:p>262144</text:p>
          </table:table-cell>
          <table:table-cell table:formula="of:=[Sheet1.F129]*1000000" office:value-type="float" office:value="200000000" calcext:value-type="float">
            <text:p>200000000</text:p>
          </table:table-cell>
          <table:table-cell table:style-name="ce18"/>
        </table:table-row>
        <table:table-row table:style-name="ro1">
          <table:table-cell table:style-name="ce7" office:value-type="string" calcext:value-type="string">
            <text:p>chargdell64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table:style-name="ce12" table:formula="of:=[.B24]" office:value-type="float" office:value="372.06" calcext:value-type="float">
            <text:p>372.06</text:p>
          </table:table-cell>
          <table:table-cell table:style-name="ce12" table:formula="of:=[.B25]" office:value-type="float" office:value="366.145" calcext:value-type="float">
            <text:p>366.15</text:p>
          </table:table-cell>
          <table:table-cell table:style-name="ce11" table:formula="of:=([Sheet1.H130]-[Sheet1.G130])/[Sheet1.H130]" office:value-type="percentage" office:value="-0.0161548020592935" calcext:value-type="percentage">
            <text:p>-1.62%</text:p>
          </table:table-cell>
          <table:table-cell table:style-name="ce13" table:formula="of:=[Sheet1.$E130]*[Sheet1.$F130]/[Sheet1.G130]/[Sheet1.$C130]" office:value-type="float" office:value="13.4386926839757" calcext:value-type="float">
            <text:p>13.4</text:p>
          </table:table-cell>
          <table:table-cell table:style-name="ce13" table:formula="of:=[Sheet1.$E130]*[Sheet1.$F130]/[Sheet1.H130]/[Sheet1.$C130]" office:value-type="float" office:value="13.655792104221" calcext:value-type="float">
            <text:p>13.7</text:p>
          </table:table-cell>
          <table:table-cell table:style-name="ce19" table:formula="of:=([Sheet1.K130]-[Sheet1.J130])/[Sheet1.J130]" office:value-type="percentage" office:value="0.0161548020592936" calcext:value-type="percentage">
            <text:p>1.6%</text:p>
          </table:table-cell>
          <table:table-cell table:formula="of:=[Sheet1.D130]*[Sheet1.D130]*[Sheet1.D130]" office:value-type="float" office:value="32768" calcext:value-type="float">
            <text:p>32768</text:p>
          </table:table-cell>
          <table:table-cell table:formula="of:=[Sheet1.F130]*1000000" office:value-type="float" office:value="200000000" calcext:value-type="float">
            <text:p>200000000</text:p>
          </table:table-cell>
          <table:table-cell table:style-name="ce18"/>
        </table:table-row>
        <table:table-row table:style-name="ro1">
          <table:table-cell table:style-name="ce7" table:formula="of:=[Sheet1.A4]" office:value-type="string" office:string-value="chargdell" calcext:value-type="string">
            <text:p>chargdell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00" calcext:value-type="float">
            <text:p>100</text:p>
          </table:table-cell>
          <table:table-cell table:style-name="ce12" table:formula="of:=[Sheet1.B12]" office:value-type="float" office:value="96.6206666666667" calcext:value-type="float">
            <text:p>96.62</text:p>
          </table:table-cell>
          <table:table-cell table:style-name="ce12" table:formula="of:=[Sheet1.B13]" office:value-type="float" office:value="87.1316666666667" calcext:value-type="float">
            <text:p>87.13</text:p>
          </table:table-cell>
          <table:table-cell table:style-name="ce11" table:formula="of:=([Sheet1.H131]-[Sheet1.G131])/[Sheet1.H131]" office:value-type="percentage" office:value="-0.108904148893437" calcext:value-type="percentage">
            <text:p>-10.89%</text:p>
          </table:table-cell>
          <table:table-cell table:style-name="ce13" table:formula="of:=[Sheet1.$E131]*[Sheet1.$F131]/[Sheet1.G131]/[Sheet1.$C131]" office:value-type="float" office:value="25.8743816022797" calcext:value-type="float">
            <text:p>25.9</text:p>
          </table:table-cell>
          <table:table-cell table:style-name="ce13" table:formula="of:=[Sheet1.$E131]*[Sheet1.$F131]/[Sheet1.H131]/[Sheet1.$C131]" office:value-type="float" office:value="28.69220910882" calcext:value-type="float">
            <text:p>28.7</text:p>
          </table:table-cell>
          <table:table-cell table:style-name="ce19" table:formula="of:=([Sheet1.K131]-[Sheet1.J131])/[Sheet1.J131]" office:value-type="percentage" office:value="0.108904148893437" calcext:value-type="percentage">
            <text:p>10.9%</text:p>
          </table:table-cell>
          <table:table-cell table:formula="of:=[Sheet1.D131]*[Sheet1.D131]*[Sheet1.D131]" office:value-type="float" office:value="32768" calcext:value-type="float">
            <text:p>32768</text:p>
          </table:table-cell>
          <table:table-cell table:formula="of:=[Sheet1.F131]*1000000" office:value-type="float" office:value="100000000" calcext:value-type="float">
            <text:p>100000000</text:p>
          </table:table-cell>
          <table:table-cell/>
        </table:table-row>
        <table:table-row table:style-name="ro1">
          <table:table-cell table:style-name="ce7" table:formula="of:=[Sheet1.A28]" office:value-type="string" office:string-value="chargdell 500steps" calcext:value-type="string">
            <text:p>chargdell 500steps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table:style-name="ce12" table:formula="of:=[Sheet1.B36]" office:value-type="float" office:value="456.985333333333" calcext:value-type="float">
            <text:p>456.99</text:p>
          </table:table-cell>
          <table:table-cell table:style-name="ce12" table:formula="of:=[Sheet1.B37]" office:value-type="float" office:value="417.848" calcext:value-type="float">
            <text:p>417.85</text:p>
          </table:table-cell>
          <table:table-cell table:style-name="ce11" table:formula="of:=([Sheet1.H132]-[Sheet1.G132])/[Sheet1.H132]" office:value-type="percentage" office:value="-0.0936640437032925" calcext:value-type="percentage">
            <text:p>-9.37%</text:p>
          </table:table-cell>
          <table:table-cell table:style-name="ce13" table:formula="of:=[Sheet1.$E132]*[Sheet1.$F132]/[Sheet1.G132]/[Sheet1.$C132]" office:value-type="float" office:value="27.3531754483732" calcext:value-type="float">
            <text:p>27.4</text:p>
          </table:table-cell>
          <table:table-cell table:style-name="ce13" table:formula="of:=[Sheet1.$E132]*[Sheet1.$F132]/[Sheet1.H132]/[Sheet1.$C132]" office:value-type="float" office:value="29.9151844689935" calcext:value-type="float">
            <text:p>29.9</text:p>
          </table:table-cell>
          <table:table-cell table:style-name="ce19" table:formula="of:=([Sheet1.K132]-[Sheet1.J132])/[Sheet1.J132]" office:value-type="percentage" office:value="0.0936640437032925" calcext:value-type="percentage">
            <text:p>9.4%</text:p>
          </table:table-cell>
          <table:table-cell table:formula="of:=[Sheet1.D132]*[Sheet1.D132]*[Sheet1.D132]" office:value-type="float" office:value="32768" calcext:value-type="float">
            <text:p>32768</text:p>
          </table:table-cell>
          <table:table-cell table:formula="of:=[Sheet1.F132]*1000000" office:value-type="float" office:value="100000000" calcext:value-type="float">
            <text:p>100000000</text:p>
          </table:table-cell>
          <table:table-cell/>
        </table:table-row>
        <table:table-row table:style-name="ro1">
          <table:table-cell table:style-name="ce7" table:formula="of:=[Sheet1.A40]" office:value-type="string" office:string-value="teraram" calcext:value-type="string">
            <text:p>teraram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00" calcext:value-type="float">
            <text:p>100</text:p>
          </table:table-cell>
          <table:table-cell table:style-name="ce12" table:formula="of:=[Sheet1.B48]" office:value-type="float" office:value="91.489" calcext:value-type="float">
            <text:p>91.49</text:p>
          </table:table-cell>
          <table:table-cell table:style-name="ce12" table:formula="of:=[Sheet1.B49]" office:value-type="float" office:value="78.629" calcext:value-type="float">
            <text:p>78.63</text:p>
          </table:table-cell>
          <table:table-cell table:style-name="ce11" table:formula="of:=([Sheet1.H133]-[Sheet1.G133])/[Sheet1.H133]" office:value-type="percentage" office:value="-0.163552887611441" calcext:value-type="percentage">
            <text:p>-16.36%</text:p>
          </table:table-cell>
          <table:table-cell table:style-name="ce13" table:formula="of:=[Sheet1.$E133]*[Sheet1.$F133]/[Sheet1.G133]/[Sheet1.$C133]" office:value-type="float" office:value="10.9302757708577" calcext:value-type="float">
            <text:p>10.9</text:p>
          </table:table-cell>
          <table:table-cell table:style-name="ce13" table:formula="of:=[Sheet1.$E133]*[Sheet1.$F133]/[Sheet1.H133]/[Sheet1.$C133]" office:value-type="float" office:value="12.7179539355708" calcext:value-type="float">
            <text:p>12.7</text:p>
          </table:table-cell>
          <table:table-cell table:style-name="ce19" table:formula="of:=([Sheet1.K133]-[Sheet1.J133])/[Sheet1.J133]" office:value-type="percentage" office:value="0.163552887611441" calcext:value-type="percentage">
            <text:p>16.4%</text:p>
          </table:table-cell>
          <table:table-cell table:formula="of:=[Sheet1.D133]*[Sheet1.D133]*[Sheet1.D133]" office:value-type="float" office:value="32768" calcext:value-type="float">
            <text:p>32768</text:p>
          </table:table-cell>
          <table:table-cell table:formula="of:=[Sheet1.F133]*1000000" office:value-type="float" office:value="100000000" calcext:value-type="float">
            <text:p>100000000</text:p>
          </table:table-cell>
          <table:table-cell/>
        </table:table-row>
        <table:table-row table:style-name="ro1">
          <table:table-cell table:style-name="ce7" table:formula="of:=[Sheet1.A51]" office:value-type="string" office:string-value="Teraram 4 cores" calcext:value-type="string">
            <text:p>Teraram 4 cores</text:p>
          </table:table-cell>
          <table:table-cell office:value-type="float" office:value="250" calcext:value-type="float">
            <text:p>250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00" calcext:value-type="float">
            <text:p>100</text:p>
          </table:table-cell>
          <table:table-cell table:style-name="ce12" table:formula="of:=[Sheet1.B59]" office:value-type="float" office:value="226.223" calcext:value-type="float">
            <text:p>226.22</text:p>
          </table:table-cell>
          <table:table-cell table:style-name="ce12" table:formula="of:=[Sheet1.B60]" office:value-type="float" office:value="175.472" calcext:value-type="float">
            <text:p>175.47</text:p>
          </table:table-cell>
          <table:table-cell table:style-name="ce11" table:formula="of:=([Sheet1.H134]-[Sheet1.G134])/[Sheet1.H134]" office:value-type="percentage" office:value="-0.289225631439774" calcext:value-type="percentage">
            <text:p>-28.92%</text:p>
          </table:table-cell>
          <table:table-cell table:style-name="ce13" table:formula="of:=[Sheet1.$E134]*[Sheet1.$F134]/[Sheet1.G134]/[Sheet1.$C134]" office:value-type="float" office:value="11.0510425553547" calcext:value-type="float">
            <text:p>11.1</text:p>
          </table:table-cell>
          <table:table-cell table:style-name="ce13" table:formula="of:=[Sheet1.$E134]*[Sheet1.$F134]/[Sheet1.H134]/[Sheet1.$C134]" office:value-type="float" office:value="14.2472873164949" calcext:value-type="float">
            <text:p>14.2</text:p>
          </table:table-cell>
          <table:table-cell table:style-name="ce19" table:formula="of:=([Sheet1.K134]-[Sheet1.J134])/[Sheet1.J134]" office:value-type="percentage" office:value="0.289225631439774" calcext:value-type="percentage">
            <text:p>28.9%</text:p>
          </table:table-cell>
          <table:table-cell table:formula="of:=[Sheet1.D134]*[Sheet1.D134]*[Sheet1.D134]" office:value-type="float" office:value="32768" calcext:value-type="float">
            <text:p>32768</text:p>
          </table:table-cell>
          <table:table-cell table:formula="of:=[Sheet1.F134]*1000000" office:value-type="float" office:value="100000000" calcext:value-type="float">
            <text:p>100000000</text:p>
          </table:table-cell>
          <table:table-cell/>
        </table:table-row>
        <table:table-row table:style-name="ro1">
          <table:table-cell table:style-name="ce7" table:formula="of:=[Sheet1.A62]" office:value-type="string" office:string-value="teraram grid64 " calcext:value-type="string">
            <text:p>teraram grid64 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office:value-type="float" office:value="333" calcext:value-type="float">
            <text:p>333</text:p>
          </table:table-cell>
          <table:table-cell table:style-name="ce7" table:formula="of:=[Sheet1.B70]" office:value-type="float" office:value="522.2535" calcext:value-type="float">
            <text:p>522.2535</text:p>
          </table:table-cell>
          <table:table-cell table:style-name="ce7" table:formula="of:=[Sheet1.B71]" office:value-type="float" office:value="454.2955" calcext:value-type="float">
            <text:p>454.2955</text:p>
          </table:table-cell>
          <table:table-cell table:style-name="ce11" table:formula="of:=([Sheet1.H135]-[Sheet1.G135])/[Sheet1.H135]" office:value-type="percentage" office:value="-0.149589859463719" calcext:value-type="percentage">
            <text:p>-14.96%</text:p>
          </table:table-cell>
          <table:table-cell table:style-name="ce13" table:formula="of:=[Sheet1.$E135]*[Sheet1.$F135]/[Sheet1.G135]/[Sheet1.$C135]" office:value-type="float" office:value="6.37621385017046" calcext:value-type="float">
            <text:p>6.4</text:p>
          </table:table-cell>
          <table:table-cell table:style-name="ce13" table:formula="of:=[Sheet1.$E135]*[Sheet1.$F135]/[Sheet1.H135]/[Sheet1.$C135]" office:value-type="float" office:value="7.33003078392808" calcext:value-type="float">
            <text:p>7.3</text:p>
          </table:table-cell>
          <table:table-cell table:style-name="ce19" table:formula="of:=([Sheet1.K135]-[Sheet1.J135])/[Sheet1.J135]" office:value-type="percentage" office:value="0.149589859463719" calcext:value-type="percentage">
            <text:p>15.0%</text:p>
          </table:table-cell>
          <table:table-cell table:formula="of:=[Sheet1.D135]*[Sheet1.D135]*[Sheet1.D135]" office:value-type="float" office:value="262144" calcext:value-type="float">
            <text:p>262144</text:p>
          </table:table-cell>
          <table:table-cell table:formula="of:=[Sheet1.F135]*1000000" office:value-type="float" office:value="333000000" calcext:value-type="float">
            <text:p>333000000</text:p>
          </table:table-cell>
          <table:table-cell/>
        </table:table-row>
        <table:table-row table:style-name="ro1">
          <table:table-cell table:style-name="ce7" table:formula="of:=[Sheet1.A73]" office:value-type="string" office:string-value="gc5" calcext:value-type="string">
            <text:p>gc5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00" calcext:value-type="float">
            <text:p>100</text:p>
          </table:table-cell>
          <table:table-cell table:style-name="ce7" table:formula="of:=[Sheet1.B81]" office:value-type="float" office:value="130.049666666667" calcext:value-type="float">
            <text:p>130.0496666667</text:p>
          </table:table-cell>
          <table:table-cell table:style-name="ce7" table:formula="of:=[Sheet1.B82]" office:value-type="float" office:value="118.776666666667" calcext:value-type="float">
            <text:p>118.7766666667</text:p>
          </table:table-cell>
          <table:table-cell table:style-name="ce11" table:formula="of:=([Sheet1.H136]-[Sheet1.G136])/[Sheet1.H136]" office:value-type="percentage" office:value="-0.0949092133696294" calcext:value-type="percentage">
            <text:p>-9.49%</text:p>
          </table:table-cell>
          <table:table-cell table:style-name="ce13" table:formula="of:=[Sheet1.$E136]*[Sheet1.$F136]/[Sheet1.G136]/[Sheet1.$C136]" office:value-type="float" office:value="7.68936995865682" calcext:value-type="float">
            <text:p>7.7</text:p>
          </table:table-cell>
          <table:table-cell table:style-name="ce13" table:formula="of:=[Sheet1.$E136]*[Sheet1.$F136]/[Sheet1.H136]/[Sheet1.$C136]" office:value-type="float" office:value="8.419162012741" calcext:value-type="float">
            <text:p>8.4</text:p>
          </table:table-cell>
          <table:table-cell table:style-name="ce19" table:formula="of:=([Sheet1.K136]-[Sheet1.J136])/[Sheet1.J136]" office:value-type="percentage" office:value="0.0949092133696294" calcext:value-type="percentage">
            <text:p>9.5%</text:p>
          </table:table-cell>
          <table:table-cell table:formula="of:=[Sheet1.D136]*[Sheet1.D136]*[Sheet1.D136]" office:value-type="float" office:value="32768" calcext:value-type="float">
            <text:p>32768</text:p>
          </table:table-cell>
          <table:table-cell table:formula="of:=[Sheet1.F136]*1000000" office:value-type="float" office:value="100000000" calcext:value-type="float">
            <text:p>100000000</text:p>
          </table:table-cell>
          <table:table-cell/>
        </table:table-row>
        <table:table-row table:style-name="ro1">
          <table:table-cell table:style-name="ce7" table:formula="of:=[.A150]" office:value-type="string" office:string-value="gc5 icc" calcext:value-type="string">
            <text:p>gc5 icc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00" calcext:value-type="float">
            <text:p>100</text:p>
          </table:table-cell>
          <table:table-cell table:style-name="ce7" table:formula="of:=[.B158]" office:value-type="float" office:value="96.695" calcext:value-type="float">
            <text:p>96.695</text:p>
          </table:table-cell>
          <table:table-cell table:style-name="ce7" table:formula="of:=[.B159]" office:value-type="float" office:value="88.2633333333333" calcext:value-type="float">
            <text:p>88.2633333333</text:p>
          </table:table-cell>
          <table:table-cell table:style-name="ce11" table:formula="of:=([Sheet1.H137]-[Sheet1.G137])/[Sheet1.H137]" office:value-type="percentage" office:value="-0.0955285320442614" calcext:value-type="percentage">
            <text:p>-9.55%</text:p>
          </table:table-cell>
          <table:table-cell table:style-name="ce17" table:formula="of:=[Sheet1.$E137]*[Sheet1.$F137]/[Sheet1.G137]/[Sheet1.$C137]" office:value-type="float" office:value="10.3417963700295" calcext:value-type="float">
            <text:p>10.3</text:p>
          </table:table-cell>
          <table:table-cell table:style-name="ce17" table:formula="of:=[Sheet1.$E137]*[Sheet1.$F137]/[Sheet1.H137]/[Sheet1.$C137]" office:value-type="float" office:value="11.3297329959591" calcext:value-type="float">
            <text:p>11.3</text:p>
          </table:table-cell>
          <table:table-cell table:style-name="ce20" table:formula="of:=([Sheet1.K137]-[Sheet1.J137])/[Sheet1.J137]" office:value-type="percentage" office:value="0.0955285320442614" calcext:value-type="percentage">
            <text:p>9.6%</text:p>
          </table:table-cell>
          <table:table-cell table:formula="of:=[Sheet1.D137]*[Sheet1.D137]*[Sheet1.D137]" office:value-type="float" office:value="32768" calcext:value-type="float">
            <text:p>32768</text:p>
          </table:table-cell>
          <table:table-cell table:formula="of:=[Sheet1.F137]*1000000" office:value-type="float" office:value="100000000" calcext:value-type="float">
            <text:p>100000000</text:p>
          </table:table-cell>
          <table:table-cell/>
        </table:table-row>
        <table:table-row table:style-name="ro1" table:number-rows-repeated="4">
          <table:table-cell table:number-columns-repeated="15"/>
        </table:table-row>
        <table:table-row table:style-name="ro1">
          <table:table-cell table:number-columns-repeated="7"/>
          <table:table-cell table:style-name="ce13"/>
          <table:table-cell table:number-columns-repeated="7"/>
        </table:table-row>
        <table:table-row table:style-name="ro1" table:number-rows-repeated="7">
          <table:table-cell table:number-columns-repeated="15"/>
        </table:table-row>
        <table:table-row table:style-name="ro1">
          <table:table-cell table:style-name="ce1" office:value-type="string" calcext:value-type="string">
            <text:p>gc5 icc</text:p>
          </table:table-cell>
          <table:table-cell table:number-columns-repeated="14"/>
        </table:table-row>
        <table:table-row table:style-name="ro1">
          <table:table-cell office:value-type="float" office:value="96.337" calcext:value-type="float">
            <text:p>96.337</text:p>
          </table:table-cell>
          <table:table-cell office:value-type="float" office:value="207.6" calcext:value-type="float">
            <text:p>207.6</text:p>
          </table:table-cell>
          <table:table-cell office:value-type="string" calcext:value-type="string">
            <text:p>icps-gc-5/results_cores10_icc_grid32_nb200_steps100_seed0_run0_pic_barsamian_single.txt</text:p>
          </table:table-cell>
          <table:table-cell table:number-columns-repeated="6"/>
          <table:table-cell office:value-type="float" office:value="82.62" calcext:value-type="float">
            <text:p>82.62</text:p>
          </table:table-cell>
          <table:table-cell office:value-type="float" office:value="242.1" calcext:value-type="float">
            <text:p>242.1</text:p>
          </table:table-cell>
          <table:table-cell office:value-type="string" calcext:value-type="string">
            <text:p>icps-gc-5/results_cores10_icc_grid32_nb200_steps100_seed0_run0_pic_barsamian_freelist_single.txt</text:p>
          </table:table-cell>
          <table:table-cell table:number-columns-repeated="3"/>
        </table:table-row>
        <table:table-row table:style-name="ro1">
          <table:table-cell office:value-type="float" office:value="88.531" calcext:value-type="float">
            <text:p>88.531</text:p>
          </table:table-cell>
          <table:table-cell office:value-type="float" office:value="225.9" calcext:value-type="float">
            <text:p>225.9</text:p>
          </table:table-cell>
          <table:table-cell office:value-type="string" calcext:value-type="string">
            <text:p>icps-gc-5/results_cores10_icc_grid32_nb200_steps100_seed0_run0_pic_optimized_single.txt</text:p>
          </table:table-cell>
          <table:table-cell table:number-columns-repeated="12"/>
        </table:table-row>
        <table:table-row table:style-name="ro1">
          <table:table-cell office:value-type="float" office:value="96.692" calcext:value-type="float">
            <text:p>96.692</text:p>
          </table:table-cell>
          <table:table-cell office:value-type="float" office:value="206.8" calcext:value-type="float">
            <text:p>206.8</text:p>
          </table:table-cell>
          <table:table-cell office:value-type="string" calcext:value-type="string">
            <text:p>icps-gc-5/results_cores10_icc_grid32_nb200_steps100_seed1_run1_pic_barsamian_single.txt</text:p>
          </table:table-cell>
          <table:table-cell table:number-columns-repeated="6"/>
          <table:table-cell office:value-type="float" office:value="84.168" calcext:value-type="float">
            <text:p>84.168</text:p>
          </table:table-cell>
          <table:table-cell office:value-type="float" office:value="237.6" calcext:value-type="float">
            <text:p>237.6</text:p>
          </table:table-cell>
          <table:table-cell office:value-type="string" calcext:value-type="string">
            <text:p>icps-gc-5/results_cores10_icc_grid32_nb200_steps100_seed1_run1_pic_barsamian_freelist_single.txt</text:p>
          </table:table-cell>
          <table:table-cell table:number-columns-repeated="3"/>
        </table:table-row>
        <table:table-row table:style-name="ro1">
          <table:table-cell office:value-type="float" office:value="88.235" calcext:value-type="float">
            <text:p>88.235</text:p>
          </table:table-cell>
          <table:table-cell office:value-type="float" office:value="226.7" calcext:value-type="float">
            <text:p>226.7</text:p>
          </table:table-cell>
          <table:table-cell office:value-type="string" calcext:value-type="string">
            <text:p>icps-gc-5/results_cores10_icc_grid32_nb200_steps100_seed1_run1_pic_optimized_single.txt</text:p>
          </table:table-cell>
          <table:table-cell table:number-columns-repeated="12"/>
        </table:table-row>
        <table:table-row table:style-name="ro1">
          <table:table-cell office:value-type="float" office:value="97.056" calcext:value-type="float">
            <text:p>97.056</text:p>
          </table:table-cell>
          <table:table-cell office:value-type="float" office:value="206.1" calcext:value-type="float">
            <text:p>206.1</text:p>
          </table:table-cell>
          <table:table-cell office:value-type="string" calcext:value-type="string">
            <text:p>icps-gc-5/results_cores10_icc_grid32_nb200_steps100_seed2_run2_pic_barsamian_single.txt</text:p>
          </table:table-cell>
          <table:table-cell table:number-columns-repeated="6"/>
          <table:table-cell office:value-type="float" office:value="83.609" calcext:value-type="float">
            <text:p>83.609</text:p>
          </table:table-cell>
          <table:table-cell office:value-type="float" office:value="239.2" calcext:value-type="float">
            <text:p>239.2</text:p>
          </table:table-cell>
          <table:table-cell office:value-type="string" calcext:value-type="string">
            <text:p>icps-gc-5/results_cores10_icc_grid32_nb200_steps100_seed2_run2_pic_barsamian_freelist_single.txt</text:p>
          </table:table-cell>
          <table:table-cell table:number-columns-repeated="3"/>
        </table:table-row>
        <table:table-row table:style-name="ro1">
          <table:table-cell office:value-type="float" office:value="88.024" calcext:value-type="float">
            <text:p>88.024</text:p>
          </table:table-cell>
          <table:table-cell office:value-type="float" office:value="227.2" calcext:value-type="float">
            <text:p>227.2</text:p>
          </table:table-cell>
          <table:table-cell office:value-type="string" calcext:value-type="string">
            <text:p>icps-gc-5/results_cores10_icc_grid32_nb200_steps100_seed2_run2_pic_optimized_single.txt</text:p>
          </table:table-cell>
          <table:table-cell table:number-columns-repeated="12"/>
        </table:table-row>
        <table:table-row table:style-name="ro1">
          <table:table-cell table:style-name="ce2"/>
          <table:table-cell table:style-name="ce5" office:value-type="string" calcext:value-type="string">
            <text:p>AVERAGE</text:p>
          </table:table-cell>
          <table:table-cell table:style-name="ce5" office:value-type="string" calcext:value-type="string">
            <text:p>STDEV</text:p>
          </table:table-cell>
          <table:table-cell table:number-columns-repeated="12"/>
        </table:table-row>
        <table:table-row table:style-name="ro1">
          <table:table-cell table:style-name="ce2" office:value-type="string" calcext:value-type="string">
            <text:p>barsamian</text:p>
          </table:table-cell>
          <table:table-cell table:style-name="ce9" table:formula="of:=AVERAGE([Sheet1.$A151];[Sheet1.$A153];[Sheet1.$A155])" office:value-type="float" office:value="96.695" calcext:value-type="float">
            <text:p>96.695</text:p>
          </table:table-cell>
          <table:table-cell table:style-name="ce2" table:formula="of:=STDEV([Sheet1.$A151];[Sheet1.$A153];[Sheet1.$A155])" office:value-type="float" office:value="0.359509387916363" calcext:value-type="float">
            <text:p>0.3595093879</text:p>
          </table:table-cell>
          <table:table-cell table:number-columns-repeated="12"/>
        </table:table-row>
        <table:table-row table:style-name="ro1">
          <table:table-cell table:style-name="ce2" office:value-type="string" calcext:value-type="string">
            <text:p>ours</text:p>
          </table:table-cell>
          <table:table-cell table:style-name="ce9" table:formula="of:=AVERAGE([Sheet1.$A152];[Sheet1.$A154];[Sheet1.$A156])" office:value-type="float" office:value="88.2633333333333" calcext:value-type="float">
            <text:p>88.2633333333</text:p>
          </table:table-cell>
          <table:table-cell table:style-name="ce2" table:formula="of:=STDEV([Sheet1.$A152];[Sheet1.$A154];[Sheet1.$A156])" office:value-type="float" office:value="0.254684772480285" calcext:value-type="float">
            <text:p>0.2546847725</text:p>
          </table:table-cell>
          <table:table-cell table:number-columns-repeated="12"/>
        </table:table-row>
        <table:table-row table:style-name="ro1">
          <table:table-cell table:style-name="ce2"/>
          <table:table-cell table:style-name="ce5" table:number-columns-repeated="2"/>
          <table:table-cell table:number-columns-repeated="12"/>
        </table:table-row>
        <table:table-row table:style-name="ro1" table:number-rows-repeated="2">
          <table:table-cell table:style-name="ce2"/>
          <table:table-cell table:style-name="ce9"/>
          <table:table-cell table:style-name="ce2"/>
          <table:table-cell table:number-columns-repeated="12"/>
        </table:table-row>
        <table:table-row table:style-name="ro1">
          <table:table-cell table:number-columns-repeated="15"/>
        </table:table-row>
        <table:table-row table:style-name="ro1">
          <table:table-cell table:style-name="ce1" office:value-type="string" calcext:value-type="string">
            <text:p>gc5</text:p>
          </table:table-cell>
          <table:table-cell table:style-name="ce8" table:number-columns-repeated="7"/>
          <table:table-cell table:number-columns-repeated="7"/>
        </table:table-row>
        <table:table-row table:style-name="ro1">
          <table:table-cell table:style-name="ce2" office:value-type="float" office:value="129.813" calcext:value-type="float">
            <text:p>129.813</text:p>
          </table:table-cell>
          <table:table-cell office:value-type="float" office:value="154.1" calcext:value-type="float">
            <text:p>154.1</text:p>
          </table:table-cell>
          <table:table-cell office:value-type="string" calcext:value-type="string">
            <text:p>icps-gc-5/results_cores10_gcc_grid32_nb200_steps100_seed0_run0_pic_barsamian_single.txt</text:p>
          </table:table-cell>
          <table:table-cell table:number-columns-repeated="12"/>
        </table:table-row>
        <table:table-row table:style-name="ro1">
          <table:table-cell table:style-name="ce2" office:value-type="float" office:value="118.778" calcext:value-type="float">
            <text:p>118.778</text:p>
          </table:table-cell>
          <table:table-cell office:value-type="float" office:value="168.4" calcext:value-type="float">
            <text:p>168.4</text:p>
          </table:table-cell>
          <table:table-cell office:value-type="string" calcext:value-type="string">
            <text:p>icps-gc-5/results_cores10_gcc_grid32_nb200_steps100_seed0_run0_pic_optimized_single.txt</text:p>
          </table:table-cell>
          <table:table-cell table:number-columns-repeated="12"/>
        </table:table-row>
        <table:table-row table:style-name="ro1">
          <table:table-cell table:style-name="ce2" office:value-type="float" office:value="129.885" calcext:value-type="float">
            <text:p>129.885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icps-gc-5/results_cores10_gcc_grid32_nb200_steps100_seed1_run1_pic_barsamian_single.txt</text:p>
          </table:table-cell>
          <table:table-cell table:number-columns-repeated="12"/>
        </table:table-row>
        <table:table-row table:style-name="ro1">
          <table:table-cell table:style-name="ce2" office:value-type="float" office:value="118.651" calcext:value-type="float">
            <text:p>118.651</text:p>
          </table:table-cell>
          <table:table-cell office:value-type="float" office:value="168.6" calcext:value-type="float">
            <text:p>168.6</text:p>
          </table:table-cell>
          <table:table-cell office:value-type="string" calcext:value-type="string">
            <text:p>icps-gc-5/results_cores10_gcc_grid32_nb200_steps100_seed1_run1_pic_optimized_single.txt</text:p>
          </table:table-cell>
          <table:table-cell table:number-columns-repeated="12"/>
        </table:table-row>
        <table:table-row table:style-name="ro1">
          <table:table-cell table:style-name="ce2" office:value-type="float" office:value="130.451" calcext:value-type="float">
            <text:p>130.451</text:p>
          </table:table-cell>
          <table:table-cell office:value-type="float" office:value="153.3" calcext:value-type="float">
            <text:p>153.3</text:p>
          </table:table-cell>
          <table:table-cell office:value-type="string" calcext:value-type="string">
            <text:p>icps-gc-5/results_cores10_gcc_grid32_nb200_steps100_seed2_run2_pic_barsamian_single.txt</text:p>
          </table:table-cell>
          <table:table-cell table:number-columns-repeated="12"/>
        </table:table-row>
        <table:table-row table:style-name="ro1">
          <table:table-cell table:style-name="ce2" office:value-type="float" office:value="118.901" calcext:value-type="float">
            <text:p>118.901</text:p>
          </table:table-cell>
          <table:table-cell office:value-type="float" office:value="168.2" calcext:value-type="float">
            <text:p>168.2</text:p>
          </table:table-cell>
          <table:table-cell office:value-type="string" calcext:value-type="string">
            <text:p>icps-gc-5/results_cores10_gcc_grid32_nb200_steps100_seed2_run2_pic_optimized_single.txt</text:p>
          </table:table-cell>
          <table:table-cell table:number-columns-repeated="12"/>
        </table:table-row>
        <table:table-row table:style-name="ro1">
          <table:table-cell table:style-name="ce2"/>
          <table:table-cell table:style-name="ce5" office:value-type="string" calcext:value-type="string">
            <text:p>AVERAGE</text:p>
          </table:table-cell>
          <table:table-cell table:style-name="ce5" office:value-type="string" calcext:value-type="string">
            <text:p>STDEV</text:p>
          </table:table-cell>
          <table:table-cell table:number-columns-repeated="12"/>
        </table:table-row>
        <table:table-row table:style-name="ro1">
          <table:table-cell table:style-name="ce2" office:value-type="string" calcext:value-type="string">
            <text:p>barsamian</text:p>
          </table:table-cell>
          <table:table-cell table:style-name="ce9" table:formula="of:=AVERAGE([Sheet1.$A165];[Sheet1.$A167];[Sheet1.$A169])" office:value-type="float" office:value="130.049666666667" calcext:value-type="float">
            <text:p>130.0496666667</text:p>
          </table:table-cell>
          <table:table-cell table:style-name="ce2" table:formula="of:=STDEV([Sheet1.$A165];[Sheet1.$A167];[Sheet1.$A169])" office:value-type="float" office:value="0.349424288413577" calcext:value-type="float">
            <text:p>0.3494242884</text:p>
          </table:table-cell>
          <table:table-cell table:number-columns-repeated="12"/>
        </table:table-row>
        <table:table-row table:style-name="ro1">
          <table:table-cell table:style-name="ce2" office:value-type="string" calcext:value-type="string">
            <text:p>ours</text:p>
          </table:table-cell>
          <table:table-cell table:style-name="ce9" table:formula="of:=AVERAGE([Sheet1.$A166];[Sheet1.$A168];[Sheet1.$A170])" office:value-type="float" office:value="118.776666666667" calcext:value-type="float">
            <text:p>118.7766666667</text:p>
          </table:table-cell>
          <table:table-cell table:style-name="ce2" table:formula="of:=STDEV([Sheet1.$A166];[Sheet1.$A168];[Sheet1.$A170])" office:value-type="float" office:value="0.12500533321956" calcext:value-type="float">
            <text:p>0.1250053332</text:p>
          </table:table-cell>
          <table:table-cell table:number-columns-repeated="12"/>
        </table:table-row>
        <table:table-row table:style-name="ro1" table:number-rows-repeated="5">
          <table:table-cell table:number-columns-repeated="15"/>
        </table:table-row>
        <table:table-row table:style-name="ro1">
          <table:table-cell table:style-name="ce1" office:value-type="string" calcext:value-type="string">
            <text:p>Teraram 64 more runs</text:p>
          </table:table-cell>
          <table:table-cell table:number-columns-repeated="14"/>
        </table:table-row>
        <table:table-row table:style-name="ro1">
          <table:table-cell office:value-type="float" office:value="402.589" calcext:value-type="float">
            <text:p>402.589</text:p>
          </table:table-cell>
          <table:table-cell office:value-type="float" office:value="49.7" calcext:value-type="float">
            <text:p>49.7</text:p>
          </table:table-cell>
          <table:table-cell office:value-type="string" calcext:value-type="string">
            <text:p>teraram/results_cores10_gcc_grid64_nb200_steps100_seed0_run0_pic_barsamian_single.txt</text:p>
          </table:table-cell>
          <table:table-cell table:number-columns-repeated="12"/>
        </table:table-row>
        <table:table-row table:style-name="ro1">
          <table:table-cell office:value-type="float" office:value="398.114" calcext:value-type="float">
            <text:p>398.114</text:p>
          </table:table-cell>
          <table:table-cell office:value-type="float" office:value="50.2" calcext:value-type="float">
            <text:p>50.2</text:p>
          </table:table-cell>
          <table:table-cell office:value-type="string" calcext:value-type="string">
            <text:p>teraram/results_cores10_gcc_grid64_nb200_steps100_seed0_run0_pic_optimized_single.txt</text:p>
          </table:table-cell>
          <table:table-cell table:number-columns-repeated="12"/>
        </table:table-row>
        <table:table-row table:style-name="ro1">
          <table:table-cell office:value-type="float" office:value="404.112" calcext:value-type="float">
            <text:p>404.112</text:p>
          </table:table-cell>
          <table:table-cell office:value-type="float" office:value="49.5" calcext:value-type="float">
            <text:p>49.5</text:p>
          </table:table-cell>
          <table:table-cell office:value-type="string" calcext:value-type="string">
            <text:p>teraram/results_cores10_gcc_grid64_nb200_steps100_seed1_run1_pic_barsamian_single.txt</text:p>
          </table:table-cell>
          <table:table-cell table:number-columns-repeated="12"/>
        </table:table-row>
        <table:table-row table:style-name="ro1">
          <table:table-cell office:value-type="float" office:value="400.083" calcext:value-type="float">
            <text:p>400.08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teraram/results_cores10_gcc_grid64_nb200_steps100_seed1_run1_pic_optimized_single.txt</text:p>
          </table:table-cell>
          <table:table-cell table:number-columns-repeated="12"/>
        </table:table-row>
        <table:table-row table:style-name="ro1">
          <table:table-cell office:value-type="float" office:value="404.646" calcext:value-type="float">
            <text:p>404.646</text:p>
          </table:table-cell>
          <table:table-cell office:value-type="float" office:value="49.4" calcext:value-type="float">
            <text:p>49.4</text:p>
          </table:table-cell>
          <table:table-cell office:value-type="string" calcext:value-type="string">
            <text:p>teraram/results_cores10_gcc_grid64_nb200_steps100_seed2_run2_pic_barsamian_single.txt</text:p>
          </table:table-cell>
          <table:table-cell table:number-columns-repeated="12"/>
        </table:table-row>
        <table:table-row table:style-name="ro1">
          <table:table-cell office:value-type="float" office:value="399.906" calcext:value-type="float">
            <text:p>399.90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teraram/results_cores10_gcc_grid64_nb200_steps100_seed2_run2_pic_optimized_single.txt</text:p>
          </table:table-cell>
          <table:table-cell table:number-columns-repeated="12"/>
        </table:table-row>
      </table:table>
      <table:table table:name="Sheet3" table:style-name="ta1">
        <table:table-column table:style-name="co2" table:number-columns-repeated="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 table:style-name="ce5" office:value-type="string" calcext:value-type="string">
            <text:p>Barsmian 24</text:p>
          </table:table-cell>
          <table:table-cell/>
        </table:table-row>
        <table:table-row table:style-name="ro1">
          <table:table-cell/>
          <table:table-cell table:style-name="ce3" office:value-type="string" calcext:value-type="string">
            <text:p>98.2 GB/s.</text:p>
          </table:table-cell>
        </table:table-row>
        <table:table-row table:style-name="ro1" table:number-rows-repeated="5">
          <table:table-cell table:number-columns-repeated="2"/>
        </table:table-row>
        <table:table-row table:style-name="ro1">
          <table:table-cell table:style-name="ce5" office:value-type="string" calcext:value-type="string">
            <text:p>Chargdell 4</text:p>
          </table:table-cell>
          <table:table-cell/>
        </table:table-row>
        <table:table-row table:style-name="ro1">
          <table:table-cell office:value-type="string" calcext:value-type="string">
            <text:p>Function <text:s text:c="3"/>Best Rate MB/s <text:s/>Avg time <text:s text:c="4"/>Min time <text:s text:c="4"/>Max time</text:p>
          </table:table-cell>
          <table:table-cell/>
        </table:table-row>
        <table:table-row table:style-name="ro1">
          <table:table-cell office:value-type="string" calcext:value-type="string">
            <text:p>Copy: <text:s text:c="10"/>28193.7 <text:s text:c="4"/>0.025960 <text:s text:c="4"/>0.022700 <text:s text:c="4"/>0.029242</text:p>
          </table:table-cell>
          <table:table-cell/>
        </table:table-row>
        <table:table-row table:style-name="ro1">
          <table:table-cell office:value-type="string" calcext:value-type="string">
            <text:p>Scale: <text:s text:c="9"/>17349.4 <text:s text:c="4"/>0.041997 <text:s text:c="4"/>0.036889 <text:s text:c="4"/>0.049004</text:p>
          </table:table-cell>
          <table:table-cell/>
        </table:table-row>
        <table:table-row table:style-name="ro1">
          <table:table-cell office:value-type="string" calcext:value-type="string">
            <text:p>Add: <text:s text:c="11"/>20950.7 <text:s text:c="4"/>0.059034 <text:s text:c="4"/>0.045822 <text:s text:c="4"/>0.069567</text:p>
          </table:table-cell>
          <table:table-cell/>
        </table:table-row>
        <table:table-row table:style-name="ro1">
          <table:table-cell office:value-type="string" calcext:value-type="string">
            <text:p>Triad: <text:s text:c="9"/>20821.5 <text:s text:c="4"/>0.060487 <text:s text:c="4"/>0.046106 <text:s text:c="4"/>0.072565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5" office:value-type="string" calcext:value-type="string">
            <text:p>Chargdell 1</text:p>
          </table:table-cell>
          <table:table-cell/>
        </table:table-row>
        <table:table-row table:style-name="ro1">
          <table:table-cell office:value-type="string" calcext:value-type="string">
            <text:p>Copy: <text:s text:c="10"/>19288.6 <text:s text:c="4"/>0.017545 <text:s text:c="4"/>0.016590 <text:s text:c="4"/>0.018053</text:p>
          </table:table-cell>
          <table:table-cell/>
        </table:table-row>
        <table:table-row table:style-name="ro1">
          <table:table-cell office:value-type="string" calcext:value-type="string">
            <text:p>Scale: <text:s text:c="9"/>13773.5 <text:s text:c="4"/>0.023462 <text:s text:c="4"/>0.023233 <text:s text:c="4"/>0.023886</text:p>
          </table:table-cell>
          <table:table-cell/>
        </table:table-row>
        <table:table-row table:style-name="ro1">
          <table:table-cell office:value-type="string" calcext:value-type="string">
            <text:p>Add: <text:s text:c="11"/>15320.8 <text:s text:c="4"/>0.032808 <text:s text:c="4"/>0.031330 <text:s text:c="4"/>0.034547</text:p>
          </table:table-cell>
          <table:table-cell/>
        </table:table-row>
        <table:table-row table:style-name="ro1">
          <table:table-cell office:value-type="string" calcext:value-type="string">
            <text:p>Triad: <text:s text:c="9"/>15038.1 <text:s text:c="4"/>0.033594 <text:s text:c="4"/>0.031919 <text:s text:c="4"/>0.034769</text:p>
          </table:table-cell>
          <table:table-cell/>
        </table:table-row>
        <table:table-row table:style-name="ro1" table:number-rows-repeated="2">
          <table:table-cell table:number-columns-repeated="2"/>
        </table:table-row>
        <table:table-row table:style-name="ro1">
          <table:table-cell table:style-name="ce5" office:value-type="string" calcext:value-type="string">
            <text:p>Teraram 40</text:p>
          </table:table-cell>
          <table:table-cell/>
        </table:table-row>
        <table:table-row table:style-name="ro1">
          <table:table-cell office:value-type="string" calcext:value-type="string">
            <text:p>Function <text:s text:c="3"/>Best Rate MB/s <text:s/>Avg time <text:s text:c="4"/>Min time <text:s text:c="4"/>Max time</text:p>
          </table:table-cell>
          <table:table-cell/>
        </table:table-row>
        <table:table-row table:style-name="ro1">
          <table:table-cell office:value-type="string" calcext:value-type="string">
            <text:p>Copy: <text:s text:c="10"/>83164.5 <text:s text:c="4"/>0.176504 <text:s text:c="4"/>0.153912 <text:s text:c="4"/>0.197575</text:p>
          </table:table-cell>
          <table:table-cell/>
        </table:table-row>
        <table:table-row table:style-name="ro1">
          <table:table-cell office:value-type="string" calcext:value-type="string">
            <text:p>Scale: <text:s text:c="9"/>73156.6 <text:s text:c="4"/>0.208694 <text:s text:c="4"/>0.174967 <text:s text:c="4"/>0.312215</text:p>
          </table:table-cell>
          <table:table-cell/>
        </table:table-row>
        <table:table-row table:style-name="ro1">
          <table:table-cell office:value-type="string" calcext:value-type="string">
            <text:p>Add: <text:s text:c="11"/>76806.8 <text:s text:c="4"/>0.261303 <text:s text:c="4"/>0.249978 <text:s text:c="4"/>0.271218</text:p>
          </table:table-cell>
          <table:table-cell/>
        </table:table-row>
        <table:table-row table:style-name="ro1">
          <table:table-cell office:value-type="string" calcext:value-type="string">
            <text:p>Triad: <text:s text:c="9"/>77415.9 <text:s text:c="4"/>0.256724 <text:s text:c="4"/>0.248011 <text:s text:c="4"/>0.266456</text:p>
          </table:table-cell>
          <table:table-cell/>
        </table:table-row>
        <table:table-row table:style-name="ro1" table:number-rows-repeated="2">
          <table:table-cell table:number-columns-repeated="2"/>
        </table:table-row>
        <table:table-row table:style-name="ro1">
          <table:table-cell table:style-name="ce5" office:value-type="string" calcext:value-type="string">
            <text:p>Teraram 10</text:p>
          </table:table-cell>
          <table:table-cell/>
        </table:table-row>
        <table:table-row table:style-name="ro1">
          <table:table-cell office:value-type="string" calcext:value-type="string">
            <text:p>Function <text:s text:c="3"/>Best Rate MB/s <text:s/>Avg time <text:s text:c="4"/>Min time <text:s text:c="4"/>Max time</text:p>
          </table:table-cell>
          <table:table-cell/>
        </table:table-row>
        <table:table-row table:style-name="ro1">
          <table:table-cell office:value-type="string" calcext:value-type="string">
            <text:p>Copy: <text:s text:c="10"/>34399.4 <text:s text:c="4"/>0.113589 <text:s text:c="4"/>0.093025 <text:s text:c="4"/>0.130992</text:p>
          </table:table-cell>
          <table:table-cell/>
        </table:table-row>
        <table:table-row table:style-name="ro1">
          <table:table-cell office:value-type="string" calcext:value-type="string">
            <text:p>Scale: <text:s text:c="9"/>40851.3 <text:s text:c="4"/>0.095416 <text:s text:c="4"/>0.078333 <text:s text:c="4"/>0.116307</text:p>
          </table:table-cell>
          <table:table-cell/>
        </table:table-row>
        <table:table-row table:style-name="ro1">
          <table:table-cell office:value-type="string" calcext:value-type="string">
            <text:p>Add: <text:s text:c="11"/>48377.4 <text:s text:c="4"/>0.122521 <text:s text:c="4"/>0.099220 <text:s text:c="4"/>0.136907</text:p>
          </table:table-cell>
          <table:table-cell/>
        </table:table-row>
        <table:table-row table:style-name="ro1">
          <table:table-cell office:value-type="string" calcext:value-type="string">
            <text:p>Triad: <text:s text:c="9"/>52666.8 <text:s text:c="4"/>0.126028 <text:s text:c="4"/>0.091139 <text:s text:c="4"/>0.141748</text:p>
          </table:table-cell>
          <table:table-cell/>
        </table:table-row>
        <table:table-row table:style-name="ro1" table:number-rows-repeated="3">
          <table:table-cell table:number-columns-repeated="2"/>
        </table:table-row>
        <table:table-row table:style-name="ro1">
          <table:table-cell table:style-name="ce5" office:value-type="string" calcext:value-type="string">
            <text:p>Teraram 4</text:p>
          </table:table-cell>
          <table:table-cell/>
        </table:table-row>
        <table:table-row table:style-name="ro1">
          <table:table-cell office:value-type="string" calcext:value-type="string">
            <text:p>Function <text:s text:c="3"/>Best Rate MB/s <text:s/>Avg time <text:s text:c="4"/>Min time <text:s text:c="4"/>Max time</text:p>
          </table:table-cell>
          <table:table-cell/>
        </table:table-row>
        <table:table-row table:style-name="ro1">
          <table:table-cell office:value-type="string" calcext:value-type="string">
            <text:p>Copy: <text:s text:c="10"/>15412.9 <text:s text:c="4"/>0.102716 <text:s text:c="4"/>0.083047 <text:s text:c="4"/>0.126183</text:p>
          </table:table-cell>
          <table:table-cell/>
        </table:table-row>
        <table:table-row table:style-name="ro1">
          <table:table-cell office:value-type="string" calcext:value-type="string">
            <text:p>Scale: <text:s text:c="9"/>20038.9 <text:s text:c="4"/>0.081807 <text:s text:c="4"/>0.063876 <text:s text:c="4"/>0.107192</text:p>
          </table:table-cell>
          <table:table-cell/>
        </table:table-row>
        <table:table-row table:style-name="ro1">
          <table:table-cell office:value-type="string" calcext:value-type="string">
            <text:p>Add: <text:s text:c="11"/>24868.2 <text:s text:c="4"/>0.098282 <text:s text:c="4"/>0.077207 <text:s text:c="4"/>0.132991</text:p>
          </table:table-cell>
          <table:table-cell/>
        </table:table-row>
        <table:table-row table:style-name="ro1">
          <table:table-cell office:value-type="string" calcext:value-type="string">
            <text:p>Triad: <text:s text:c="9"/>23601.7 <text:s text:c="4"/>0.107911 <text:s text:c="4"/>0.081350 <text:s text:c="4"/>0.121170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5" office:value-type="string" calcext:value-type="string">
            <text:p>Teraram 1</text:p>
          </table:table-cell>
          <table:table-cell/>
        </table:table-row>
        <table:table-row table:style-name="ro1">
          <table:table-cell office:value-type="string" calcext:value-type="string">
            <text:p>Copy: <text:s text:c="11"/>3901.7 <text:s text:c="4"/>0.082234 <text:s text:c="4"/>0.082016 <text:s text:c="4"/>0.082339</text:p>
          </table:table-cell>
          <table:table-cell/>
        </table:table-row>
        <table:table-row table:style-name="ro1">
          <table:table-cell office:value-type="string" calcext:value-type="string">
            <text:p>Scale: <text:s text:c="10"/>5480.0 <text:s text:c="4"/>0.060115 <text:s text:c="4"/>0.058394 <text:s text:c="4"/>0.065135</text:p>
          </table:table-cell>
          <table:table-cell/>
        </table:table-row>
        <table:table-row table:style-name="ro1">
          <table:table-cell office:value-type="string" calcext:value-type="string">
            <text:p>Add: <text:s text:c="12"/>6425.8 <text:s text:c="4"/>0.076769 <text:s text:c="4"/>0.074699 <text:s text:c="4"/>0.084866</text:p>
          </table:table-cell>
          <table:table-cell/>
        </table:table-row>
        <table:table-row table:style-name="ro1">
          <table:table-cell office:value-type="string" calcext:value-type="string">
            <text:p>Triad: <text:s text:c="10"/>6332.0 <text:s text:c="4"/>0.078484 <text:s text:c="4"/>0.075805 <text:s text:c="4"/>0.084081</text:p>
          </table:table-cell>
          <table:table-cell/>
        </table:table-row>
      </table:table>
      <table:table table:name="Sheet4" table:style-name="ta1">
        <table:table-column table:style-name="co2" table:default-cell-style-name="ce2"/>
        <table:table-column table:style-name="co2" table:number-columns-repeated="3" table:default-cell-style-name="Default"/>
        <table:table-row table:style-name="ro1">
          <table:table-cell table:style-name="Default"/>
          <table:table-cell table:number-columns-repeated="3"/>
        </table:table-row>
        <table:table-row table:style-name="ro1">
          <table:table-cell table:style-name="ce1" office:value-type="string" calcext:value-type="string">
            <text:p>teraram grid64 </text:p>
          </table:table-cell>
          <table:table-cell table:style-name="ce8" table:number-columns-repeated="3"/>
        </table:table-row>
        <table:table-row table:style-name="ro1">
          <table:table-cell office:value-type="float" office:value="304.286" calcext:value-type="float">
            <text:p>304.286</text:p>
          </table:table-cell>
          <table:table-cell office:value-type="float" office:value="82.2" calcext:value-type="float">
            <text:p>82.2</text:p>
          </table:table-cell>
          <table:table-cell office:value-type="string" calcext:value-type="string">
            <text:p>teraram/results_cores10_gcc_grid64_nb500_steps50_seed0_run0_pic_barsamian_single.txt</text:p>
          </table:table-cell>
          <table:table-cell/>
        </table:table-row>
        <table:table-row table:style-name="ro1">
          <table:table-cell office:value-type="float" office:value="268.233" calcext:value-type="float">
            <text:p>268.233</text:p>
          </table:table-cell>
          <table:table-cell office:value-type="float" office:value="93.2" calcext:value-type="float">
            <text:p>93.2</text:p>
          </table:table-cell>
          <table:table-cell office:value-type="string" calcext:value-type="string">
            <text:p>teraram/results_cores10_gcc_grid64_nb500_steps50_seed0_run0_pic_optimized_single.txt</text:p>
          </table:table-cell>
          <table:table-cell/>
        </table:table-row>
        <table:table-row table:style-name="ro1" table:number-rows-repeated="4">
          <table:table-cell table:number-columns-repeated="4"/>
        </table:table-row>
        <table:table-row table:style-name="ro1">
          <table:table-cell/>
          <table:table-cell table:style-name="ce5" office:value-type="string" calcext:value-type="string">
            <text:p>AVERAGE</text:p>
          </table:table-cell>
          <table:table-cell table:style-name="ce5" office:value-type="string" calcext:value-type="string">
            <text:p>STDEV</text:p>
          </table:table-cell>
          <table:table-cell/>
        </table:table-row>
        <table:table-row table:style-name="ro1">
          <table:table-cell office:value-type="string" calcext:value-type="string">
            <text:p>barsamian</text:p>
          </table:table-cell>
          <table:table-cell table:style-name="ce9" table:formula="of:=AVERAGE([Sheet4.$A3];[Sheet4.$A5];[Sheet4.$A7])" office:value-type="float" office:value="304.286" calcext:value-type="float">
            <text:p>304.286</text:p>
          </table:table-cell>
          <table:table-cell table:style-name="ce2" table:formula="of:=STDEV([Sheet4.$A3];[Sheet4.$A5];[Sheet4.$A7]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ours</text:p>
          </table:table-cell>
          <table:table-cell table:style-name="ce9" table:formula="of:=AVERAGE([Sheet4.$A4];[Sheet4.$A6];[Sheet4.$A8])" office:value-type="float" office:value="268.233" calcext:value-type="float">
            <text:p>268.233</text:p>
          </table:table-cell>
          <table:table-cell table:style-name="ce2" table:formula="of:=STDEV([Sheet4.$A4];[Sheet4.$A6];[Sheet4.$A8])" office:value-type="string" office:string-value="" calcext:value-type="error">
            <text:p>#DIV/0!</text:p>
          </table:table-cell>
          <table:table-cell/>
        </table:table-row>
      </table:table>
      <table:table table:name="Sheet5" table:style-name="ta1"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 number:grouping="true"/>
    </number:number-style>
    <number:percentage-style style:name="N123">
      <number:number number:decimal-places="1" loext:min-decimal-places="1" number:min-integer-digits="1"/>
      <number:text>%</number:text>
    </number:percentag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4-01">00/00/0000</text:date>, <text:time style:data-style-name="N2" text:time-value="15:08:18.09916946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4-01T12:37:51.899514299</meta:creation-date>
    <meta:generator>LibreOffice/5.1.6.2$Linux_X86_64 LibreOffice_project/10m0$Build-2</meta:generator>
    <dc:date>2022-04-01T18:02:38.411768510</dc:date>
    <meta:editing-duration>PT2H52M12S</meta:editing-duration>
    <meta:editing-cycles>37</meta:editing-cycles>
    <meta:document-statistic meta:table-count="4" meta:cell-count="544" meta:object-count="0"/>
  </office:meta>
</office:document-meta>
</file>